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P2" style:family="paragraph" style:parent-style-name="Standard">
      <style:paragraph-properties fo:break-before="auto" fo:line-height="100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P3" style:family="paragraph" style:parent-style-name="Standard">
      <style:paragraph-properties fo:break-before="auto" fo:line-height="100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P9" style:family="paragraph" style:parent-style-name="Standard">
      <style:paragraph-properties fo:break-before="auto" fo:line-height="100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P10" style:family="paragraph" style:parent-style-name="Standard">
      <style:paragraph-properties fo:break-before="auto" fo:line-height="100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>
      <style:text-properties fo:font-weight="bold" style:font-weight-asian="bold" style:font-weight-complex="bold"/>
    </style:style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P13" style:family="paragraph" style:parent-style-name="Standard">
      <style:paragraph-properties fo:break-before="auto" fo:line-height="100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P15" style:family="paragraph" style:parent-style-name="Standard">
      <style:paragraph-properties fo:break-before="auto" fo:line-height="100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P17" style:family="paragraph" style:parent-style-name="Standard">
      <style:paragraph-properties fo:break-before="auto" fo:line-height="100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P21" style:family="paragraph" style:parent-style-name="Standard">
      <style:paragraph-properties fo:break-before="auto" fo:line-height="100%" style:writing-mode="lr-tb"/>
    </style:style>
    <style:style style:name="T21_1" style:family="text"/>
    <style:style style:name="T21_2" style:family="text">
      <style:text-properties fo:font-weight="bold" style:font-weight-asian="bold" style:font-weight-complex="bold"/>
    </style:style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P23" style:family="paragraph" style:parent-style-name="Standard">
      <style:paragraph-properties fo:break-before="auto" fo:line-height="100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P24" style:family="paragraph" style:parent-style-name="Standard">
      <style:paragraph-properties fo:break-before="auto" fo:line-height="100%" style:writing-mode="lr-tb"/>
    </style:style>
    <style:style style:name="T24_1" style:family="text"/>
    <style:style style:name="T24_2" style:family="text">
      <style:text-properties fo:font-weight="bold" style:font-weight-asian="bold" style:font-weight-complex="bold"/>
    </style:style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P25" style:family="paragraph" style:parent-style-name="Standard">
      <style:paragraph-properties fo:break-before="auto" fo:line-height="100%" style:writing-mode="lr-tb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P28" style:family="paragraph" style:parent-style-name="Standard">
      <style:paragraph-properties fo:break-before="auto" fo:line-height="100%" style:writing-mode="lr-tb"/>
    </style:style>
    <style:style style:name="T28_1" style:family="text"/>
    <style:style style:name="T28_2" style:family="text">
      <style:text-properties fo:font-weight="bold" style:font-weight-asian="bold" style:font-weight-complex="bold"/>
    </style:style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break-before="auto" fo:line-height="100%" style:writing-mode="lr-tb"/>
    </style:style>
    <style:style style:name="T31_1" style:family="text"/>
    <style:style style:name="T31_2" style:family="text">
      <style:text-properties fo:font-weight="bold" style:font-weight-asian="bold" style:font-weight-complex="bold"/>
    </style:style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P32" style:family="paragraph" style:parent-style-name="Standard">
      <style:paragraph-properties fo:break-before="auto" fo:line-height="100%" style:writing-mode="lr-tb"/>
    </style:style>
    <style:style style:name="P33" style:family="paragraph" style:parent-style-name="Standard">
      <style:paragraph-properties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</style:style>
    <style:style style:name="P35" style:family="paragraph" style:parent-style-name="Standard">
      <style:paragraph-properties fo:break-before="auto" fo:line-height="100%" style:writing-mode="lr-tb"/>
    </style:style>
    <style:style style:name="P36" style:family="paragraph" style:parent-style-name="Standard">
      <style:paragraph-properties fo:break-before="auto" fo:line-height="100%" style:writing-mode="lr-tb"/>
    </style:style>
    <style:style style:name="P37" style:family="paragraph" style:parent-style-name="Standard">
      <style:paragraph-properties fo:break-before="auto" fo:line-height="100%" style:writing-mode="lr-tb"/>
    </style:style>
    <style:style style:name="P38" style:family="paragraph" style:parent-style-name="Standard">
      <style:paragraph-properties fo:break-before="auto" fo:line-height="100%" style:writing-mode="lr-tb"/>
    </style:style>
    <style:style style:name="P39" style:family="paragraph" style:parent-style-name="Standard">
      <style:paragraph-properties fo:break-before="auto" fo:line-height="100%" style:writing-mode="lr-tb"/>
    </style:style>
    <style:style style:name="P40" style:family="paragraph" style:parent-style-name="Standard">
      <style:paragraph-properties fo:break-before="auto" fo:line-height="100%" style:writing-mode="lr-tb"/>
    </style:style>
    <style:style style:name="P41" style:family="paragraph" style:parent-style-name="Standard">
      <style:paragraph-properties fo:break-before="auto" fo:line-height="100%" style:writing-mode="lr-tb"/>
    </style:style>
    <style:style style:name="P42" style:family="paragraph" style:parent-style-name="Standard">
      <style:paragraph-properties fo:break-before="auto" fo:line-height="100%" style:writing-mode="lr-tb"/>
    </style:style>
    <style:style style:name="P43" style:family="paragraph" style:parent-style-name="Standard">
      <style:paragraph-properties fo:break-before="auto" fo:line-height="100%" style:writing-mode="lr-tb"/>
    </style:style>
    <style:style style:name="P44" style:family="paragraph" style:parent-style-name="Standard">
      <style:paragraph-properties fo:break-before="auto" fo:line-height="100%" style:writing-mode="lr-tb"/>
    </style:style>
    <style:style style:name="P45" style:family="paragraph" style:parent-style-name="Standard">
      <style:paragraph-properties fo:break-before="auto" fo:line-height="100%" style:writing-mode="lr-tb"/>
    </style:style>
    <style:style style:name="P46" style:family="paragraph" style:parent-style-name="Standard">
      <style:paragraph-properties fo:break-before="auto" fo:line-height="100%" style:writing-mode="lr-tb"/>
    </style:style>
    <style:style style:name="P47" style:family="paragraph" style:parent-style-name="Standard">
      <style:paragraph-properties fo:break-before="auto" fo:line-height="100%" style:writing-mode="lr-tb"/>
    </style:style>
    <style:style style:name="P48" style:family="paragraph" style:parent-style-name="Standard">
      <style:paragraph-properties fo:break-before="auto" fo:line-height="100%" style:writing-mode="lr-tb"/>
    </style:style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</style:style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break-before="auto" fo:line-height="100%" style:writing-mode="lr-tb"/>
    </style:style>
    <style:style style:name="P53" style:family="paragraph" style:parent-style-name="Standard">
      <style:paragraph-properties fo:break-before="auto" fo:line-height="100%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P54" style:family="paragraph" style:parent-style-name="Standard">
      <style:paragraph-properties fo:break-before="auto" fo:line-height="100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P55" style:family="paragraph" style:parent-style-name="Standard">
      <style:paragraph-properties fo:break-before="auto" fo:line-height="100%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P56" style:family="paragraph" style:parent-style-name="Standard">
      <style:paragraph-properties fo:break-before="auto" fo:line-height="100%" style:writing-mode="lr-tb"/>
    </style:style>
    <style:style style:name="P57" style:family="paragraph" style:parent-style-name="Standard">
      <style:paragraph-properties fo:break-before="auto" fo:line-height="100%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/>
    <style:style style:name="T57_4" style:family="text"/>
    <style:style style:name="T57_5" style:family="text"/>
    <style:style style:name="T57_6" style:family="text"/>
    <style:style style:name="P58" style:family="paragraph" style:parent-style-name="Standard">
      <style:paragraph-properties fo:break-before="auto" fo:line-height="100%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P59" style:family="paragraph" style:parent-style-name="Standard">
      <style:paragraph-properties fo:break-before="auto" fo:line-height="100%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P60" style:family="paragraph" style:parent-style-name="Standard">
      <style:paragraph-properties fo:break-before="auto" fo:line-height="100%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P61" style:family="paragraph" style:parent-style-name="Standard">
      <style:paragraph-properties fo:break-before="auto" fo:line-height="100%" style:writing-mode="lr-tb"/>
    </style:style>
    <style:style style:name="P62" style:family="paragraph" style:parent-style-name="Standard">
      <style:paragraph-properties fo:break-before="auto" fo:line-height="100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P63" style:family="paragraph" style:parent-style-name="Standard">
      <style:paragraph-properties fo:break-before="auto" fo:line-height="100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P64" style:family="paragraph" style:parent-style-name="Standard">
      <style:paragraph-properties fo:break-before="auto" fo:line-height="100%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P65" style:family="paragraph" style:parent-style-name="Standard">
      <style:paragraph-properties fo:break-before="auto" fo:line-height="100%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P66" style:family="paragraph" style:parent-style-name="Standard">
      <style:paragraph-properties fo:break-before="auto" fo:line-height="100%" style:writing-mode="lr-tb"/>
    </style:style>
    <style:style style:name="T66_1" style:family="text"/>
    <style:style style:name="T66_2" style:family="text">
      <style:text-properties fo:font-weight="bold" style:font-weight-asian="bold" style:font-weight-complex="bold"/>
    </style:style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P67" style:family="paragraph" style:parent-style-name="Standard">
      <style:paragraph-properties fo:break-before="auto" fo:line-height="100%" style:writing-mode="lr-tb"/>
    </style:style>
    <style:style style:name="P68" style:family="paragraph" style:parent-style-name="Standard">
      <style:paragraph-properties fo:break-before="auto" fo:line-height="100%" style:writing-mode="lr-tb"/>
    </style:style>
    <style:style style:name="T68_1" style:family="text"/>
    <style:style style:name="P69" style:family="paragraph" style:parent-style-name="Standard">
      <style:paragraph-properties fo:break-before="auto" fo:line-height="100%" style:writing-mode="lr-tb"/>
    </style:style>
    <style:style style:name="P70" style:family="paragraph" style:parent-style-name="Standard">
      <style:paragraph-properties fo:break-before="auto" fo:line-height="100%" style:writing-mode="lr-tb"/>
    </style:style>
    <style:style style:name="T70_1" style:family="text">
      <style:text-properties fo:font-weight="bold" style:font-weight-asian="bold" style:font-weight-complex="bold"/>
    </style:style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P71" style:family="paragraph" style:parent-style-name="Standard">
      <style:paragraph-properties fo:break-before="auto" fo:line-height="100%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P72" style:family="paragraph" style:parent-style-name="Standard">
      <style:paragraph-properties fo:break-before="auto" fo:line-height="100%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P73" style:family="paragraph" style:parent-style-name="Standard">
      <style:paragraph-properties fo:break-before="auto" fo:line-height="100%" style:writing-mode="lr-tb"/>
    </style:style>
    <style:style style:name="P74" style:family="paragraph" style:parent-style-name="Standard">
      <style:paragraph-properties fo:break-before="auto" fo:line-height="100%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T74_3" style:family="text"/>
    <style:style style:name="T74_4" style:family="text"/>
    <style:style style:name="T74_5" style:family="text"/>
    <style:style style:name="T74_6" style:family="text"/>
    <style:style style:name="P75" style:family="paragraph" style:parent-style-name="Standard">
      <style:paragraph-properties fo:break-before="auto" fo:line-height="100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P76" style:family="paragraph" style:parent-style-name="Standard">
      <style:paragraph-properties fo:break-before="auto" fo:line-height="100%" style:writing-mode="lr-tb"/>
    </style:style>
    <style:style style:name="T76_1" style:family="text"/>
    <style:style style:name="T76_2" style:family="text">
      <style:text-properties fo:font-weight="bold" style:font-weight-asian="bold" style:font-weight-complex="bold"/>
    </style:style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P77" style:family="paragraph" style:parent-style-name="Standard">
      <style:paragraph-properties fo:break-before="auto" fo:line-height="100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P78" style:family="paragraph" style:parent-style-name="Standard">
      <style:paragraph-properties fo:break-before="auto" fo:line-height="100%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P79" style:family="paragraph" style:parent-style-name="Standard">
      <style:paragraph-properties fo:break-before="auto" fo:line-height="100%" style:writing-mode="lr-tb"/>
    </style:style>
    <style:style style:name="T79_1" style:family="text"/>
    <style:style style:name="T79_2" style:family="text">
      <style:text-properties fo:font-weight="bold" style:font-weight-asian="bold" style:font-weight-complex="bold"/>
    </style:style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P8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00%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P82" style:family="paragraph" style:parent-style-name="Standard">
      <style:paragraph-properties fo:break-before="auto" fo:line-height="100%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>
      <style:text-properties fo:font-weight="bold" style:font-weight-asian="bold" style:font-weight-complex="bold"/>
    </style:style>
    <style:style style:name="T82_3" style:family="text">
      <style:text-properties fo:font-weight="bold" style:font-weight-asian="bold" style:font-weight-complex="bold"/>
    </style:style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P83" style:family="paragraph" style:parent-style-name="Standard">
      <style:paragraph-properties fo:break-before="auto" fo:line-height="100%" style:writing-mode="lr-tb"/>
    </style:style>
    <style:style style:name="T83_1" style:family="text"/>
    <style:style style:name="T83_2" style:family="text">
      <style:text-properties fo:font-weight="bold" style:font-weight-asian="bold" style:font-weight-complex="bold"/>
    </style:style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P84" style:family="paragraph" style:parent-style-name="Standard">
      <style:paragraph-properties fo:break-before="auto" fo:line-height="100%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P85" style:family="paragraph" style:parent-style-name="Standard">
      <style:paragraph-properties fo:break-before="auto" fo:line-height="100%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P86" style:family="paragraph" style:parent-style-name="Standard">
      <style:paragraph-properties fo:break-before="auto" fo:line-height="100%" style:writing-mode="lr-tb"/>
    </style:style>
    <style:style style:name="T86_1" style:family="text"/>
    <style:style style:name="T86_2" style:family="text">
      <style:text-properties fo:font-weight="bold" style:font-weight-asian="bold" style:font-weight-complex="bold"/>
    </style:style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P87" style:family="paragraph" style:parent-style-name="Standard">
      <style:paragraph-properties fo:break-before="auto" fo:line-height="100%" style:writing-mode="lr-tb"/>
    </style:style>
    <style:style style:name="P88" style:family="paragraph" style:parent-style-name="Standard">
      <style:paragraph-properties fo:break-before="auto" fo:line-height="100%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>
      <style:text-properties fo:font-weight="bold" style:font-weight-asian="bold" style:font-weight-complex="bold"/>
    </style:style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P89" style:family="paragraph" style:parent-style-name="Standard">
      <style:paragraph-properties fo:break-before="auto" fo:line-height="100%" style:writing-mode="lr-tb"/>
    </style:style>
    <style:style style:name="T89_1" style:family="text">
      <style:text-properties fo:font-weight="bold" style:font-weight-asian="bold" style:font-weight-complex="bold"/>
    </style:style>
    <style:style style:name="T89_2" style:family="text">
      <style:text-properties fo:font-weight="bold" style:font-weight-asian="bold" style:font-weight-complex="bold"/>
    </style:style>
    <style:style style:name="T89_3" style:family="text">
      <style:text-properties fo:font-weight="bold" style:font-weight-asian="bold" style:font-weight-complex="bold"/>
    </style:style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P90" style:family="paragraph" style:parent-style-name="Standard">
      <style:paragraph-properties fo:break-before="auto" fo:line-height="100%" style:writing-mode="lr-tb"/>
    </style:style>
    <style:style style:name="T90_1" style:family="text"/>
    <style:style style:name="T90_2" style:family="text">
      <style:text-properties fo:font-weight="bold" style:font-weight-asian="bold" style:font-weight-complex="bold"/>
    </style:style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P91" style:family="paragraph" style:parent-style-name="Standard">
      <style:paragraph-properties fo:break-before="auto" fo:line-height="100%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P92" style:family="paragraph" style:parent-style-name="Standard">
      <style:paragraph-properties fo:break-before="auto" fo:line-height="100%" style:writing-mode="lr-tb"/>
    </style:style>
    <style:style style:name="T92_1" style:family="text">
      <style:text-properties fo:font-weight="bold" style:font-weight-asian="bold" style:font-weight-complex="bold"/>
    </style:style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P93" style:family="paragraph" style:parent-style-name="Standard">
      <style:paragraph-properties fo:break-before="auto" fo:line-height="100%" style:writing-mode="lr-tb"/>
    </style:style>
    <style:style style:name="T93_1" style:family="text"/>
    <style:style style:name="T93_2" style:family="text">
      <style:text-properties fo:font-weight="bold" style:font-weight-asian="bold" style:font-weight-complex="bold"/>
    </style:style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P94" style:family="paragraph" style:parent-style-name="Standard">
      <style:paragraph-properties fo:break-before="auto" fo:line-height="100%" style:writing-mode="lr-tb"/>
    </style:style>
    <style:style style:name="T94_1" style:family="text"/>
    <style:style style:name="P95" style:family="paragraph" style:parent-style-name="Standard">
      <style:paragraph-properties fo:break-before="auto" fo:line-height="100%" style:writing-mode="lr-tb"/>
    </style:style>
    <style:style style:name="P96" style:family="paragraph" style:parent-style-name="Standard">
      <style:paragraph-properties fo:break-before="auto" fo:line-height="100%" style:writing-mode="lr-tb"/>
    </style:style>
    <style:style style:name="P97" style:family="paragraph" style:parent-style-name="Standard">
      <style:paragraph-properties fo:break-before="auto" fo:line-height="100%" style:writing-mode="lr-tb"/>
    </style:style>
    <style:style style:name="P98" style:family="paragraph" style:parent-style-name="Standard">
      <style:paragraph-properties fo:break-before="auto" fo:line-height="100%" style:writing-mode="lr-tb"/>
    </style:style>
    <style:style style:name="P99" style:family="paragraph" style:parent-style-name="Standard">
      <style:paragraph-properties fo:break-before="auto" fo:line-height="100%" style:writing-mode="lr-tb"/>
    </style:style>
    <style:style style:name="T99_1" style:family="text">
      <style:text-properties fo:font-weight="bold" style:font-weight-asian="bold" style:font-weight-complex="bold"/>
    </style:style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P100" style:family="paragraph" style:parent-style-name="Standard">
      <style:paragraph-properties fo:break-before="auto" fo:line-height="100%" style:writing-mode="lr-tb"/>
    </style:style>
    <style:style style:name="T100_1" style:family="text">
      <style:text-properties fo:font-weight="bold" style:font-weight-asian="bold" style:font-weight-complex="bold"/>
    </style:style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P101" style:family="paragraph" style:parent-style-name="Standard">
      <style:paragraph-properties fo:break-before="auto" fo:line-height="100%" style:writing-mode="lr-tb"/>
    </style:style>
    <style:style style:name="T101_1" style:family="text">
      <style:text-properties fo:font-weight="bold" style:font-weight-asian="bold" style:font-weight-complex="bold"/>
    </style:style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P102" style:family="paragraph" style:parent-style-name="Standard">
      <style:paragraph-properties fo:break-before="auto" fo:line-height="100%" style:writing-mode="lr-tb"/>
    </style:style>
    <style:style style:name="P103" style:family="paragraph" style:parent-style-name="Standard">
      <style:paragraph-properties fo:break-before="auto" fo:line-height="100%" style:writing-mode="lr-tb"/>
    </style:style>
    <style:style style:name="T103_1" style:family="text">
      <style:text-properties fo:font-weight="bold" style:font-weight-asian="bold" style:font-weight-complex="bold"/>
    </style:style>
    <style:style style:name="T103_2" style:family="text">
      <style:text-properties fo:font-weight="bold" style:font-weight-asian="bold" style:font-weight-complex="bold"/>
    </style:style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P104" style:family="paragraph" style:parent-style-name="Standard">
      <style:paragraph-properties fo:break-before="auto" fo:line-height="100%" style:writing-mode="lr-tb"/>
    </style:style>
    <style:style style:name="T104_1" style:family="text">
      <style:text-properties fo:font-weight="bold" style:font-weight-asian="bold" style:font-weight-complex="bold"/>
    </style:style>
    <style:style style:name="T104_2" style:family="text">
      <style:text-properties fo:font-weight="bold" style:font-weight-asian="bold" style:font-weight-complex="bold"/>
    </style:style>
    <style:style style:name="T104_3" style:family="text">
      <style:text-properties fo:font-weight="bold" style:font-weight-asian="bold" style:font-weight-complex="bold"/>
    </style:style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P105" style:family="paragraph" style:parent-style-name="Standard">
      <style:paragraph-properties fo:break-before="auto" fo:line-height="100%" style:writing-mode="lr-tb"/>
    </style:style>
    <style:style style:name="T105_1" style:family="text"/>
    <style:style style:name="T105_2" style:family="text">
      <style:text-properties fo:font-weight="bold" style:font-weight-asian="bold" style:font-weight-complex="bold"/>
    </style:style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P106" style:family="paragraph" style:parent-style-name="Standard">
      <style:paragraph-properties fo:break-before="auto" fo:line-height="100%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P107" style:family="paragraph" style:parent-style-name="Standard">
      <style:paragraph-properties fo:break-before="auto" fo:line-height="100%" style:writing-mode="lr-tb"/>
    </style:style>
    <style:style style:name="T107_1" style:family="text"/>
    <style:style style:name="T107_2" style:family="text">
      <style:text-properties fo:font-weight="bold" style:font-weight-asian="bold" style:font-weight-complex="bold"/>
    </style:style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P108" style:family="paragraph" style:parent-style-name="Standard">
      <style:paragraph-properties fo:break-before="auto" fo:line-height="100%" style:writing-mode="lr-tb"/>
    </style:style>
    <style:style style:name="P109" style:family="paragraph" style:parent-style-name="Standard">
      <style:paragraph-properties fo:break-before="auto" fo:line-height="100%" style:writing-mode="lr-tb"/>
    </style:style>
    <style:style style:name="T109_1" style:family="text">
      <style:text-properties fo:font-weight="bold" style:font-weight-asian="bold" style:font-weight-complex="bold"/>
    </style:style>
    <style:style style:name="T109_2" style:family="text">
      <style:text-properties fo:font-weight="bold" style:font-weight-asian="bold" style:font-weight-complex="bold"/>
    </style:style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P110" style:family="paragraph" style:parent-style-name="Standard">
      <style:paragraph-properties fo:break-before="auto" fo:line-height="100%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P111" style:family="paragraph" style:parent-style-name="Standard">
      <style:paragraph-properties fo:break-before="auto" fo:line-height="100%" style:writing-mode="lr-tb"/>
    </style:style>
    <style:style style:name="T111_1" style:family="text"/>
    <style:style style:name="T111_2" style:family="text">
      <style:text-properties fo:font-weight="bold" style:font-weight-asian="bold" style:font-weight-complex="bold"/>
    </style:style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P112" style:family="paragraph" style:parent-style-name="Standard">
      <style:paragraph-properties fo:break-before="auto" fo:line-height="100%" style:writing-mode="lr-tb"/>
    </style:style>
    <style:style style:name="T112_1" style:family="text">
      <style:text-properties fo:font-weight="bold" style:font-weight-asian="bold" style:font-weight-complex="bold"/>
    </style:style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P113" style:family="paragraph" style:parent-style-name="Standard">
      <style:paragraph-properties fo:break-before="auto" fo:line-height="100%" style:writing-mode="lr-tb"/>
    </style:style>
    <style:style style:name="T113_1" style:family="text">
      <style:text-properties fo:font-weight="bold" style:font-weight-asian="bold" style:font-weight-complex="bold"/>
    </style:style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P114" style:family="paragraph" style:parent-style-name="Standard">
      <style:paragraph-properties fo:break-before="auto" fo:line-height="100%" style:writing-mode="lr-tb"/>
    </style:style>
    <style:style style:name="T114_1" style:family="text"/>
    <style:style style:name="T114_2" style:family="text">
      <style:text-properties fo:font-weight="bold" style:font-weight-asian="bold" style:font-weight-complex="bold"/>
    </style:style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P115" style:family="paragraph" style:parent-style-name="Standard">
      <style:paragraph-properties fo:break-before="auto" fo:line-height="100%" style:writing-mode="lr-tb"/>
    </style:style>
    <style:style style:name="P116" style:family="paragraph" style:parent-style-name="Standard">
      <style:paragraph-properties fo:break-before="auto" fo:line-height="100%" style:writing-mode="lr-tb"/>
    </style:style>
    <style:style style:name="P117" style:family="paragraph" style:parent-style-name="Standard">
      <style:paragraph-properties fo:text-align="center" fo:break-before="auto" fo:line-height="100%" style:writing-mode="lr-tb"/>
    </style:style>
    <style:style style:name="T117_1" style:family="text">
      <style:text-properties fo:font-weight="bold" style:font-weight-asian="bold" style:font-weight-complex="bold"/>
    </style:style>
    <style:style style:name="P118" style:family="paragraph" style:parent-style-name="Standard">
      <style:paragraph-properties fo:break-before="auto" fo:line-height="100%" style:writing-mode="lr-tb"/>
    </style:style>
    <style:style style:name="T118_1" style:family="text">
      <style:text-properties fo:font-weight="bold" style:font-weight-asian="bold" style:font-weight-complex="bold"/>
    </style:style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P119" style:family="paragraph" style:parent-style-name="Standard">
      <style:paragraph-properties fo:break-before="auto" fo:line-height="100%" style:writing-mode="lr-tb"/>
    </style:style>
    <style:style style:name="T119_1" style:family="text">
      <style:text-properties fo:font-weight="bold" style:font-weight-asian="bold" style:font-weight-complex="bold"/>
    </style:style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P120" style:family="paragraph" style:parent-style-name="Standard">
      <style:paragraph-properties fo:break-before="auto" fo:line-height="100%" style:writing-mode="lr-tb"/>
    </style:style>
    <style:style style:name="T120_1" style:family="text">
      <style:text-properties fo:font-weight="bold" style:font-weight-asian="bold" style:font-weight-complex="bold"/>
    </style:style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P121" style:family="paragraph" style:parent-style-name="Standard">
      <style:paragraph-properties fo:break-before="auto" fo:line-height="100%" style:writing-mode="lr-tb"/>
    </style:style>
    <style:style style:name="P122" style:family="paragraph" style:parent-style-name="Standard">
      <style:paragraph-properties fo:break-before="auto" fo:line-height="100%" style:writing-mode="lr-tb"/>
    </style:style>
    <style:style style:name="T122_1" style:family="text">
      <style:text-properties fo:font-weight="bold" style:font-weight-asian="bold" style:font-weight-complex="bold"/>
    </style:style>
    <style:style style:name="T122_2" style:family="text">
      <style:text-properties fo:font-weight="bold" style:font-weight-asian="bold" style:font-weight-complex="bold"/>
    </style:style>
    <style:style style:name="T122_3" style:family="text"/>
    <style:style style:name="T122_4" style:family="text"/>
    <style:style style:name="T122_5" style:family="text"/>
    <style:style style:name="T122_6" style:family="text"/>
    <style:style style:name="P123" style:family="paragraph" style:parent-style-name="Standard">
      <style:paragraph-properties fo:break-before="auto" fo:line-height="100%" style:writing-mode="lr-tb"/>
    </style:style>
    <style:style style:name="T123_1" style:family="text">
      <style:text-properties fo:font-weight="bold" style:font-weight-asian="bold" style:font-weight-complex="bold"/>
    </style:style>
    <style:style style:name="T123_2" style:family="text">
      <style:text-properties fo:font-weight="bold" style:font-weight-asian="bold" style:font-weight-complex="bold"/>
    </style:style>
    <style:style style:name="T123_3" style:family="text">
      <style:text-properties fo:font-weight="bold" style:font-weight-asian="bold" style:font-weight-complex="bold"/>
    </style:style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P124" style:family="paragraph" style:parent-style-name="Standard">
      <style:paragraph-properties fo:break-before="auto" fo:line-height="100%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>
      <style:text-properties fo:font-weight="bold" style:font-weight-asian="bold" style:font-weight-complex="bold"/>
    </style:style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P125" style:family="paragraph" style:parent-style-name="Standard">
      <style:paragraph-properties fo:break-before="auto" fo:line-height="100%" style:writing-mode="lr-tb"/>
    </style:style>
    <style:style style:name="T125_1" style:family="text">
      <style:text-properties fo:font-weight="bold" style:font-weight-asian="bold" style:font-weight-complex="bold"/>
    </style:style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P126" style:family="paragraph" style:parent-style-name="Standard">
      <style:paragraph-properties fo:break-before="auto" fo:line-height="100%" style:writing-mode="lr-tb"/>
    </style:style>
    <style:style style:name="T126_1" style:family="text">
      <style:text-properties fo:font-weight="bold" style:font-weight-asian="bold" style:font-weight-complex="bold"/>
    </style:style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P127" style:family="paragraph" style:parent-style-name="Standard">
      <style:paragraph-properties fo:break-before="auto" fo:line-height="100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P128" style:family="paragraph" style:parent-style-name="Standard">
      <style:paragraph-properties fo:break-before="auto" fo:line-height="100%" style:writing-mode="lr-tb"/>
    </style:style>
    <style:style style:name="P129" style:family="paragraph" style:parent-style-name="Standard">
      <style:paragraph-properties fo:break-before="auto" fo:line-height="100%" style:writing-mode="lr-tb"/>
    </style:style>
    <style:style style:name="T129_1" style:family="text">
      <style:text-properties fo:font-weight="bold" style:font-weight-asian="bold" style:font-weight-complex="bold"/>
    </style:style>
    <style:style style:name="T129_2" style:family="text">
      <style:text-properties fo:font-weight="bold" style:font-weight-asian="bold" style:font-weight-complex="bold"/>
    </style:style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P130" style:family="paragraph" style:parent-style-name="Standard">
      <style:paragraph-properties fo:break-before="auto" fo:line-height="100%" style:writing-mode="lr-tb"/>
    </style:style>
    <style:style style:name="T130_1" style:family="text">
      <style:text-properties fo:font-weight="bold" style:font-weight-asian="bold" style:font-weight-complex="bold"/>
    </style:style>
    <style:style style:name="T130_2" style:family="text">
      <style:text-properties fo:font-weight="bold" style:font-weight-asian="bold" style:font-weight-complex="bold"/>
    </style:style>
    <style:style style:name="T130_3" style:family="text">
      <style:text-properties fo:font-weight="bold" style:font-weight-asian="bold" style:font-weight-complex="bold"/>
    </style:style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P131" style:family="paragraph" style:parent-style-name="Standard">
      <style:paragraph-properties fo:break-before="auto" fo:line-height="100%" style:writing-mode="lr-tb"/>
    </style:style>
    <style:style style:name="T131_1" style:family="text">
      <style:text-properties fo:font-weight="bold" style:font-weight-asian="bold" style:font-weight-complex="bold"/>
    </style:style>
    <style:style style:name="T131_2" style:family="text">
      <style:text-properties fo:font-weight="bold" style:font-weight-asian="bold" style:font-weight-complex="bold"/>
    </style:style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P132" style:family="paragraph" style:parent-style-name="Standard">
      <style:paragraph-properties fo:break-before="auto" fo:line-height="100%" style:writing-mode="lr-tb"/>
    </style:style>
    <style:style style:name="T132_1" style:family="text">
      <style:text-properties fo:font-weight="bold" style:font-weight-asian="bold" style:font-weight-complex="bold"/>
    </style:style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P133" style:family="paragraph" style:parent-style-name="Standard">
      <style:paragraph-properties fo:break-before="auto" fo:line-height="100%" style:writing-mode="lr-tb"/>
    </style:style>
    <style:style style:name="T133_1" style:family="text">
      <style:text-properties fo:font-weight="bold" style:font-weight-asian="bold" style:font-weight-complex="bold"/>
    </style:style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P134" style:family="paragraph" style:parent-style-name="Standard">
      <style:paragraph-properties fo:break-before="auto" fo:line-height="100%" style:writing-mode="lr-tb"/>
    </style:style>
    <style:style style:name="T134_1" style:family="text">
      <style:text-properties fo:font-weight="bold" style:font-weight-asian="bold" style:font-weight-complex="bold"/>
    </style:style>
    <style:style style:name="T134_2" style:family="text">
      <style:text-properties fo:font-weight="bold" style:font-weight-asian="bold" style:font-weight-complex="bold"/>
    </style:style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P135" style:family="paragraph" style:parent-style-name="Standard">
      <style:paragraph-properties fo:break-before="auto" fo:line-height="100%" style:writing-mode="lr-tb"/>
    </style:style>
    <style:style style:name="P136" style:family="paragraph" style:parent-style-name="Standard">
      <style:paragraph-properties fo:break-before="auto" fo:line-height="100%" style:writing-mode="lr-tb"/>
    </style:style>
    <style:style style:name="T136_1" style:family="text">
      <style:text-properties fo:font-weight="bold" style:font-weight-asian="bold" style:font-weight-complex="bold"/>
    </style:style>
    <style:style style:name="T136_2" style:family="text">
      <style:text-properties fo:font-weight="bold" style:font-weight-asian="bold" style:font-weight-complex="bold"/>
    </style:style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P137" style:family="paragraph" style:parent-style-name="Standard">
      <style:paragraph-properties fo:break-before="auto" fo:line-height="100%" style:writing-mode="lr-tb"/>
    </style:style>
    <style:style style:name="T137_1" style:family="text">
      <style:text-properties fo:font-weight="bold" style:font-weight-asian="bold" style:font-weight-complex="bold"/>
    </style:style>
    <style:style style:name="T137_2" style:family="text">
      <style:text-properties fo:font-weight="bold" style:font-weight-asian="bold" style:font-weight-complex="bold"/>
    </style:style>
    <style:style style:name="T137_3" style:family="text">
      <style:text-properties fo:font-weight="bold" style:font-weight-asian="bold" style:font-weight-complex="bold"/>
    </style:style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P138" style:family="paragraph" style:parent-style-name="Standard">
      <style:paragraph-properties fo:break-before="auto" fo:line-height="100%" style:writing-mode="lr-tb"/>
    </style:style>
    <style:style style:name="T138_1" style:family="text"/>
    <style:style style:name="T138_2" style:family="text">
      <style:text-properties fo:font-weight="bold" style:font-weight-asian="bold" style:font-weight-complex="bold"/>
    </style:style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P139" style:family="paragraph" style:parent-style-name="Standard">
      <style:paragraph-properties fo:break-before="auto" fo:line-height="100%" style:writing-mode="lr-tb"/>
    </style:style>
    <style:style style:name="T139_1" style:family="text">
      <style:text-properties fo:font-weight="bold" style:font-weight-asian="bold" style:font-weight-complex="bold"/>
    </style:style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P140" style:family="paragraph" style:parent-style-name="Standard">
      <style:paragraph-properties fo:break-before="auto" fo:line-height="100%" style:writing-mode="lr-tb"/>
    </style:style>
    <style:style style:name="T140_1" style:family="text">
      <style:text-properties fo:font-weight="bold" style:font-weight-asian="bold" style:font-weight-complex="bold"/>
    </style:style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P141" style:family="paragraph" style:parent-style-name="Standard">
      <style:paragraph-properties fo:break-before="auto" fo:line-height="100%" style:writing-mode="lr-tb"/>
    </style:style>
    <style:style style:name="T141_1" style:family="text"/>
    <style:style style:name="T141_2" style:family="text">
      <style:text-properties fo:font-weight="bold" style:font-weight-asian="bold" style:font-weight-complex="bold"/>
    </style:style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P142" style:family="paragraph" style:parent-style-name="Standard">
      <style:paragraph-properties fo:break-before="auto" fo:line-height="100%" style:writing-mode="lr-tb"/>
    </style:style>
    <style:style style:name="P143" style:family="paragraph" style:parent-style-name="Standard">
      <style:paragraph-properties fo:break-before="auto" fo:line-height="100%" style:writing-mode="lr-tb"/>
    </style:style>
    <style:style style:name="T143_1" style:family="text">
      <style:text-properties fo:font-weight="bold" style:font-weight-asian="bold" style:font-weight-complex="bold"/>
    </style:style>
    <style:style style:name="T143_2" style:family="text">
      <style:text-properties fo:font-weight="bold" style:font-weight-asian="bold" style:font-weight-complex="bold"/>
    </style:style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P144" style:family="paragraph" style:parent-style-name="Standard">
      <style:paragraph-properties fo:break-before="auto" fo:line-height="100%" style:writing-mode="lr-tb"/>
    </style:style>
    <style:style style:name="T144_1" style:family="text">
      <style:text-properties fo:font-weight="bold" style:font-weight-asian="bold" style:font-weight-complex="bold"/>
    </style:style>
    <style:style style:name="T144_2" style:family="text">
      <style:text-properties fo:font-weight="bold" style:font-weight-asian="bold" style:font-weight-complex="bold"/>
    </style:style>
    <style:style style:name="T144_3" style:family="text">
      <style:text-properties fo:font-weight="bold" style:font-weight-asian="bold" style:font-weight-complex="bold"/>
    </style:style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P145" style:family="paragraph" style:parent-style-name="Standard">
      <style:paragraph-properties fo:break-before="auto" fo:line-height="100%" style:writing-mode="lr-tb"/>
    </style:style>
    <style:style style:name="T145_1" style:family="text"/>
    <style:style style:name="T145_2" style:family="text">
      <style:text-properties fo:font-weight="bold" style:font-weight-asian="bold" style:font-weight-complex="bold"/>
    </style:style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P146" style:family="paragraph" style:parent-style-name="Standard">
      <style:paragraph-properties fo:break-before="auto" fo:line-height="100%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P147" style:family="paragraph" style:parent-style-name="Standard">
      <style:paragraph-properties fo:break-before="auto" fo:line-height="100%" style:writing-mode="lr-tb"/>
    </style:style>
    <style:style style:name="T147_1" style:family="text">
      <style:text-properties fo:font-weight="bold" style:font-weight-asian="bold" style:font-weight-complex="bold"/>
    </style:style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P148" style:family="paragraph" style:parent-style-name="Standard">
      <style:paragraph-properties fo:break-before="auto" fo:line-height="100%" style:writing-mode="lr-tb"/>
    </style:style>
    <style:style style:name="T148_1" style:family="text"/>
    <style:style style:name="T148_2" style:family="text">
      <style:text-properties fo:font-weight="bold" style:font-weight-asian="bold" style:font-weight-complex="bold"/>
    </style:style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P149" style:family="paragraph" style:parent-style-name="Standard">
      <style:paragraph-properties fo:break-before="auto" fo:line-height="100%" style:writing-mode="lr-tb"/>
    </style:style>
    <style:style style:name="P150" style:family="paragraph" style:parent-style-name="Standard">
      <style:paragraph-properties fo:break-before="auto" fo:line-height="100%" style:writing-mode="lr-tb"/>
    </style:style>
    <style:style style:name="P151" style:family="paragraph" style:parent-style-name="Standard">
      <style:paragraph-properties fo:break-before="auto" fo:line-height="100%" style:writing-mode="lr-tb"/>
    </style:style>
    <style:style style:name="P152" style:family="paragraph" style:parent-style-name="Standard">
      <style:paragraph-properties fo:break-before="auto" fo:line-height="100%" style:writing-mode="lr-tb"/>
    </style:style>
    <style:style style:name="P153" style:family="paragraph" style:parent-style-name="Standard">
      <style:paragraph-properties fo:break-before="auto" fo:line-height="100%" style:writing-mode="lr-tb"/>
    </style:style>
    <style:style style:name="P154" style:family="paragraph" style:parent-style-name="Standard">
      <style:paragraph-properties fo:break-before="auto" fo:line-height="100%" style:writing-mode="lr-tb"/>
    </style:style>
    <style:style style:name="P155" style:family="paragraph" style:parent-style-name="Standard">
      <style:paragraph-properties fo:break-before="auto" fo:line-height="100%" style:writing-mode="lr-tb"/>
    </style:style>
    <style:style style:name="P156" style:family="paragraph" style:parent-style-name="Standard">
      <style:paragraph-properties fo:break-before="auto" fo:line-height="100%" style:writing-mode="lr-tb"/>
    </style:style>
    <style:style style:name="P157" style:family="paragraph" style:parent-style-name="Standard">
      <style:paragraph-properties fo:break-before="auto" fo:line-height="100%" style:writing-mode="lr-tb"/>
    </style:style>
    <style:style style:name="P158" style:family="paragraph" style:parent-style-name="Standard">
      <style:paragraph-properties fo:break-before="auto" fo:line-height="100%" style:writing-mode="lr-tb"/>
    </style:style>
    <style:style style:name="P159" style:family="paragraph" style:parent-style-name="Standard">
      <style:paragraph-properties fo:break-before="auto" fo:line-height="100%" style:writing-mode="lr-tb"/>
    </style:style>
    <style:style style:name="P160" style:family="paragraph" style:parent-style-name="Standard">
      <style:paragraph-properties fo:break-before="auto" fo:line-height="100%" style:writing-mode="lr-tb"/>
    </style:style>
    <style:style style:name="P161" style:family="paragraph" style:parent-style-name="Standard">
      <style:paragraph-properties fo:break-before="auto" fo:line-height="100%" style:writing-mode="lr-tb"/>
    </style:style>
    <style:style style:name="P162" style:family="paragraph" style:parent-style-name="Standard">
      <style:paragraph-properties fo:break-before="auto" fo:line-height="100%" style:writing-mode="lr-tb"/>
    </style:style>
    <style:style style:name="P163" style:family="paragraph" style:parent-style-name="Standard">
      <style:paragraph-properties fo:break-before="auto" fo:line-height="100%" style:writing-mode="lr-tb"/>
    </style:style>
    <style:style style:name="P164" style:family="paragraph" style:parent-style-name="Standard">
      <style:paragraph-properties fo:break-before="auto" fo:line-height="100%" style:writing-mode="lr-tb"/>
    </style:style>
    <style:style style:name="P165" style:family="paragraph" style:parent-style-name="Standard">
      <style:paragraph-properties fo:break-before="auto" fo:line-height="100%" style:writing-mode="lr-tb"/>
    </style:style>
    <style:style style:name="P166" style:family="paragraph" style:parent-style-name="Standard">
      <style:paragraph-properties fo:break-before="auto" fo:line-height="100%" style:writing-mode="lr-tb"/>
    </style:style>
    <style:style style:name="P167" style:family="paragraph" style:parent-style-name="Standard">
      <style:paragraph-properties fo:break-before="auto" fo:line-height="100%" style:writing-mode="lr-tb"/>
    </style:style>
    <style:style style:name="P168" style:family="paragraph" style:parent-style-name="Standard">
      <style:paragraph-properties fo:break-before="auto" fo:line-height="100%" style:writing-mode="lr-tb"/>
    </style:style>
    <style:style style:name="P169" style:family="paragraph" style:parent-style-name="Standard">
      <style:paragraph-properties fo:break-before="auto" fo:line-height="100%" style:writing-mode="lr-tb"/>
    </style:style>
    <style:style style:name="P170" style:family="paragraph" style:parent-style-name="Standard">
      <style:paragraph-properties fo:break-before="auto" fo:line-height="100%" style:writing-mode="lr-tb"/>
    </style:style>
    <style:style style:name="T170_1" style:family="text">
      <style:text-properties fo:font-weight="bold" style:font-weight-asian="bold" style:font-weight-complex="bold"/>
    </style:style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P171" style:family="paragraph" style:parent-style-name="Standard">
      <style:paragraph-properties fo:break-before="auto" fo:line-height="100%" style:writing-mode="lr-tb"/>
    </style:style>
    <style:style style:name="T171_1" style:family="text">
      <style:text-properties fo:font-weight="bold" style:font-weight-asian="bold" style:font-weight-complex="bold"/>
    </style:style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P172" style:family="paragraph" style:parent-style-name="Standard">
      <style:paragraph-properties fo:break-before="auto" fo:line-height="100%" style:writing-mode="lr-tb"/>
    </style:style>
    <style:style style:name="T172_1" style:family="text">
      <style:text-properties fo:font-weight="bold" style:font-weight-asian="bold" style:font-weight-complex="bold"/>
    </style:style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P173" style:family="paragraph" style:parent-style-name="Standard">
      <style:paragraph-properties fo:break-before="auto" fo:line-height="100%" style:writing-mode="lr-tb"/>
    </style:style>
    <style:style style:name="P174" style:family="paragraph" style:parent-style-name="Standard">
      <style:paragraph-properties fo:break-before="auto" fo:line-height="100%" style:writing-mode="lr-tb"/>
    </style:style>
    <style:style style:name="T174_1" style:family="text">
      <style:text-properties fo:font-weight="bold" style:font-weight-asian="bold" style:font-weight-complex="bold"/>
    </style:style>
    <style:style style:name="T174_2" style:family="text">
      <style:text-properties fo:font-weight="bold" style:font-weight-asian="bold" style:font-weight-complex="bold"/>
    </style:style>
    <style:style style:name="T174_3" style:family="text"/>
    <style:style style:name="T174_4" style:family="text"/>
    <style:style style:name="T174_5" style:family="text"/>
    <style:style style:name="T174_6" style:family="text"/>
    <style:style style:name="P175" style:family="paragraph" style:parent-style-name="Standard">
      <style:paragraph-properties fo:break-before="auto" fo:line-height="100%" style:writing-mode="lr-tb"/>
    </style:style>
    <style:style style:name="T175_1" style:family="text">
      <style:text-properties fo:font-weight="bold" style:font-weight-asian="bold" style:font-weight-complex="bold"/>
    </style:style>
    <style:style style:name="T175_2" style:family="text">
      <style:text-properties fo:font-weight="bold" style:font-weight-asian="bold" style:font-weight-complex="bold"/>
    </style:style>
    <style:style style:name="T175_3" style:family="text">
      <style:text-properties fo:font-weight="bold" style:font-weight-asian="bold" style:font-weight-complex="bold"/>
    </style:style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P176" style:family="paragraph" style:parent-style-name="Standard">
      <style:paragraph-properties fo:break-before="auto" fo:line-height="100%" style:writing-mode="lr-tb"/>
    </style:style>
    <style:style style:name="T176_1" style:family="text">
      <style:text-properties fo:font-weight="bold" style:font-weight-asian="bold" style:font-weight-complex="bold"/>
    </style:style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P177" style:family="paragraph" style:parent-style-name="Standard">
      <style:paragraph-properties fo:break-before="auto" fo:line-height="100%" style:writing-mode="lr-tb"/>
    </style:style>
    <style:style style:name="T177_1" style:family="text">
      <style:text-properties fo:font-weight="bold" style:font-weight-asian="bold" style:font-weight-complex="bold"/>
    </style:style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P178" style:family="paragraph" style:parent-style-name="Standard">
      <style:paragraph-properties fo:break-before="auto" fo:line-height="100%" style:writing-mode="lr-tb"/>
    </style:style>
    <style:style style:name="P179" style:family="paragraph" style:parent-style-name="Standard">
      <style:paragraph-properties fo:break-before="auto" fo:line-height="100%" style:writing-mode="lr-tb"/>
    </style:style>
    <style:style style:name="T179_1" style:family="text">
      <style:text-properties fo:font-weight="bold" style:font-weight-asian="bold" style:font-weight-complex="bold"/>
    </style:style>
    <style:style style:name="T179_2" style:family="text">
      <style:text-properties fo:font-weight="bold" style:font-weight-asian="bold" style:font-weight-complex="bold"/>
    </style:style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>
      <style:text-properties fo:font-weight="bold" style:font-weight-asian="bold" style:font-weight-complex="bold"/>
    </style:style>
    <style:style style:name="T180_2" style:family="text">
      <style:text-properties fo:font-weight="bold" style:font-weight-asian="bold" style:font-weight-complex="bold"/>
    </style:style>
    <style:style style:name="T180_3" style:family="text">
      <style:text-properties fo:font-weight="bold" style:font-weight-asian="bold" style:font-weight-complex="bold"/>
    </style:style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P181" style:family="paragraph" style:parent-style-name="Standard">
      <style:paragraph-properties fo:break-before="auto" fo:line-height="100%" style:writing-mode="lr-tb"/>
    </style:style>
    <style:style style:name="T181_1" style:family="text">
      <style:text-properties fo:font-weight="bold" style:font-weight-asian="bold" style:font-weight-complex="bold"/>
    </style:style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P182" style:family="paragraph" style:parent-style-name="Standard">
      <style:paragraph-properties fo:break-before="auto" fo:line-height="100%" style:writing-mode="lr-tb"/>
    </style:style>
    <style:style style:name="T182_1" style:family="text">
      <style:text-properties fo:font-weight="bold" style:font-weight-asian="bold" style:font-weight-complex="bold"/>
    </style:style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P183" style:family="paragraph" style:parent-style-name="Standard">
      <style:paragraph-properties fo:break-before="auto" fo:line-height="100%" style:writing-mode="lr-tb"/>
    </style:style>
    <style:style style:name="T183_1" style:family="text"/>
    <style:style style:name="T183_2" style:family="text">
      <style:text-properties fo:font-weight="bold" style:font-weight-asian="bold" style:font-weight-complex="bold"/>
    </style:style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P184" style:family="paragraph" style:parent-style-name="Standard">
      <style:paragraph-properties fo:break-before="auto" fo:line-height="100%" style:writing-mode="lr-tb"/>
    </style:style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/>
    <style:style style:name="P186" style:family="paragraph" style:parent-style-name="Standard">
      <style:paragraph-properties fo:break-before="auto" fo:line-height="100%" style:writing-mode="lr-tb"/>
    </style:style>
    <style:style style:name="T186_1" style:family="text"/>
    <style:style style:name="T186_2" style:family="text"/>
    <style:style style:name="T186_3" style:family="text"/>
    <style:style style:name="P187" style:family="paragraph" style:parent-style-name="Standard">
      <style:paragraph-properties fo:break-before="auto" fo:line-height="100%" style:writing-mode="lr-tb"/>
    </style:style>
    <style:style style:name="P188" style:family="paragraph" style:parent-style-name="Standard">
      <style:paragraph-properties fo:break-before="auto" fo:line-height="100%" style:writing-mode="lr-tb"/>
    </style:style>
    <style:style style:name="T188_1" style:family="text">
      <style:text-properties fo:font-weight="bold" style:font-weight-asian="bold" style:font-weight-complex="bold"/>
    </style:style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P189" style:family="paragraph" style:parent-style-name="Standard">
      <style:paragraph-properties fo:break-before="auto" fo:line-height="100%" style:writing-mode="lr-tb"/>
    </style:style>
    <style:style style:name="T189_1" style:family="text">
      <style:text-properties fo:font-weight="bold" style:font-weight-asian="bold" style:font-weight-complex="bold"/>
    </style:style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>
      <style:text-properties fo:font-weight="bold" style:font-weight-asian="bold" style:font-weight-complex="bold"/>
    </style:style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P191" style:family="paragraph" style:parent-style-name="Standard">
      <style:paragraph-properties fo:break-before="auto" fo:line-height="100%" style:writing-mode="lr-tb"/>
    </style:style>
    <style:style style:name="P192" style:family="paragraph" style:parent-style-name="Standard">
      <style:paragraph-properties fo:break-before="auto" fo:line-height="100%" style:writing-mode="lr-tb"/>
    </style:style>
    <style:style style:name="T192_1" style:family="text">
      <style:text-properties fo:font-weight="bold" style:font-weight-asian="bold" style:font-weight-complex="bold"/>
    </style:style>
    <style:style style:name="T192_2" style:family="text">
      <style:text-properties fo:font-weight="bold" style:font-weight-asian="bold" style:font-weight-complex="bold"/>
    </style:style>
    <style:style style:name="T192_3" style:family="text"/>
    <style:style style:name="T192_4" style:family="text"/>
    <style:style style:name="T192_5" style:family="text"/>
    <style:style style:name="T192_6" style:family="text"/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fo:font-weight="bold" style:font-weight-asian="bold" style:font-weight-complex="bold"/>
    </style:style>
    <style:style style:name="T193_2" style:family="text">
      <style:text-properties fo:font-weight="bold" style:font-weight-asian="bold" style:font-weight-complex="bold"/>
    </style:style>
    <style:style style:name="T193_3" style:family="text">
      <style:text-properties fo:font-weight="bold" style:font-weight-asian="bold" style:font-weight-complex="bold"/>
    </style:style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/>
    <style:style style:name="T194_2" style:family="text">
      <style:text-properties fo:font-weight="bold" style:font-weight-asian="bold" style:font-weight-complex="bold"/>
    </style:style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>
      <style:text-properties fo:font-weight="bold" style:font-weight-asian="bold" style:font-weight-complex="bold"/>
    </style:style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>
      <style:text-properties fo:font-weight="bold" style:font-weight-asian="bold" style:font-weight-complex="bold"/>
    </style:style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/>
    <style:style style:name="T197_2" style:family="text">
      <style:text-properties fo:font-weight="bold" style:font-weight-asian="bold" style:font-weight-complex="bold"/>
    </style:style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P198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>
      <style:text-properties fo:font-weight="bold" style:font-weight-asian="bold" style:font-weight-complex="bold"/>
    </style:style>
    <style:style style:name="T199_2" style:family="text">
      <style:text-properties fo:font-weight="bold" style:font-weight-asian="bold" style:font-weight-complex="bold"/>
    </style:style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>
      <style:text-properties fo:font-weight="bold" style:font-weight-asian="bold" style:font-weight-complex="bold"/>
    </style:style>
    <style:style style:name="T200_2" style:family="text">
      <style:text-properties fo:font-weight="bold" style:font-weight-asian="bold" style:font-weight-complex="bold"/>
    </style:style>
    <style:style style:name="T200_3" style:family="text">
      <style:text-properties fo:font-weight="bold" style:font-weight-asian="bold" style:font-weight-complex="bold"/>
    </style:style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P201" style:family="paragraph" style:parent-style-name="Standard">
      <style:paragraph-properties fo:break-before="auto" fo:line-height="100%" style:writing-mode="lr-tb"/>
    </style:style>
    <style:style style:name="T201_1" style:family="text"/>
    <style:style style:name="T201_2" style:family="text">
      <style:text-properties fo:font-weight="bold" style:font-weight-asian="bold" style:font-weight-complex="bold"/>
    </style:style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fo:font-weight="bold" style:font-weight-asian="bold" style:font-weight-complex="bold"/>
    </style:style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fo:font-weight="bold" style:font-weight-asian="bold" style:font-weight-complex="bold"/>
    </style:style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P204" style:family="paragraph" style:parent-style-name="Standard">
      <style:paragraph-properties fo:break-before="auto" fo:line-height="100%" style:writing-mode="lr-tb"/>
    </style:style>
    <style:style style:name="T204_1" style:family="text"/>
    <style:style style:name="T204_2" style:family="text">
      <style:text-properties fo:font-weight="bold" style:font-weight-asian="bold" style:font-weight-complex="bold"/>
    </style:style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P205" style:family="paragraph" style:parent-style-name="Standard">
      <style:paragraph-properties fo:break-before="auto" fo:line-height="100%" style:writing-mode="lr-tb"/>
    </style:style>
    <style:style style:name="P206" style:family="paragraph" style:parent-style-name="Standard">
      <style:paragraph-properties fo:break-before="auto" fo:line-height="100%" style:writing-mode="lr-tb"/>
    </style:style>
    <style:style style:name="T206_1" style:family="text">
      <style:text-properties fo:font-weight="bold" style:font-weight-asian="bold" style:font-weight-complex="bold"/>
    </style:style>
    <style:style style:name="T206_2" style:family="text">
      <style:text-properties fo:font-weight="bold" style:font-weight-asian="bold" style:font-weight-complex="bold"/>
    </style:style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fo:font-weight="bold" style:font-weight-asian="bold" style:font-weight-complex="bold"/>
    </style:style>
    <style:style style:name="T207_2" style:family="text">
      <style:text-properties fo:font-weight="bold" style:font-weight-asian="bold" style:font-weight-complex="bold"/>
    </style:style>
    <style:style style:name="T207_3" style:family="text">
      <style:text-properties fo:font-weight="bold" style:font-weight-asian="bold" style:font-weight-complex="bold"/>
    </style:style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/>
    <style:style style:name="T208_2" style:family="text">
      <style:text-properties fo:font-weight="bold" style:font-weight-asian="bold" style:font-weight-complex="bold"/>
    </style:style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>
      <style:text-properties fo:font-weight="bold" style:font-weight-asian="bold" style:font-weight-complex="bold"/>
    </style:style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P210" style:family="paragraph" style:parent-style-name="Standard">
      <style:paragraph-properties fo:break-before="auto" fo:line-height="100%" style:writing-mode="lr-tb"/>
    </style:style>
    <style:style style:name="T210_1" style:family="text">
      <style:text-properties fo:font-weight="bold" style:font-weight-asian="bold" style:font-weight-complex="bold"/>
    </style:style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/>
    <style:style style:name="T211_2" style:family="text">
      <style:text-properties fo:font-weight="bold" style:font-weight-asian="bold" style:font-weight-complex="bold"/>
    </style:style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P212" style:family="paragraph" style:parent-style-name="Standard">
      <style:paragraph-properties fo:break-before="auto" fo:line-height="100%" style:writing-mode="lr-tb"/>
    </style:style>
    <style:style style:name="T212_1" style:family="text"/>
    <style:style style:name="P213" style:family="paragraph" style:parent-style-name="Standard">
      <style:paragraph-properties fo:break-before="auto" fo:line-height="100%" style:writing-mode="lr-tb"/>
    </style:style>
    <style:style style:name="P214" style:family="paragraph" style:parent-style-name="Standard">
      <style:paragraph-properties fo:break-before="auto" fo:line-height="100%" style:writing-mode="lr-tb"/>
    </style:style>
    <style:style style:name="P215" style:family="paragraph" style:parent-style-name="Standard">
      <style:paragraph-properties fo:break-before="auto" fo:line-height="100%" style:writing-mode="lr-tb"/>
    </style:style>
    <style:style style:name="P216" style:family="paragraph" style:parent-style-name="Standard">
      <style:paragraph-properties fo:break-before="auto" fo:line-height="100%" style:writing-mode="lr-tb"/>
    </style:style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fo:font-weight="bold" style:font-weight-asian="bold" style:font-weight-complex="bold"/>
    </style:style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fo:font-weight="bold" style:font-weight-asian="bold" style:font-weight-complex="bold"/>
    </style:style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P219" style:family="paragraph" style:parent-style-name="Standard">
      <style:paragraph-properties fo:break-before="auto" fo:line-height="100%" style:writing-mode="lr-tb"/>
    </style:style>
    <style:style style:name="T219_1" style:family="text">
      <style:text-properties fo:font-weight="bold" style:font-weight-asian="bold" style:font-weight-complex="bold"/>
    </style:style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P220" style:family="paragraph" style:parent-style-name="Standard">
      <style:paragraph-properties fo:break-before="auto" fo:line-height="100%" style:writing-mode="lr-tb"/>
    </style:style>
    <style:style style:name="P221" style:family="paragraph" style:parent-style-name="Standard">
      <style:paragraph-properties fo:break-before="auto" fo:line-height="100%" style:writing-mode="lr-tb"/>
    </style:style>
    <style:style style:name="T221_1" style:family="text">
      <style:text-properties fo:font-weight="bold" style:font-weight-asian="bold" style:font-weight-complex="bold"/>
    </style:style>
    <style:style style:name="T221_2" style:family="text">
      <style:text-properties fo:font-weight="bold" style:font-weight-asian="bold" style:font-weight-complex="bold"/>
    </style:style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>
      <style:text-properties fo:font-weight="bold" style:font-weight-asian="bold" style:font-weight-complex="bold"/>
    </style:style>
    <style:style style:name="T222_2" style:family="text">
      <style:text-properties fo:font-weight="bold" style:font-weight-asian="bold" style:font-weight-complex="bold"/>
    </style:style>
    <style:style style:name="T222_3" style:family="text">
      <style:text-properties fo:font-weight="bold" style:font-weight-asian="bold" style:font-weight-complex="bold"/>
    </style:style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/>
    <style:style style:name="T223_2" style:family="text">
      <style:text-properties fo:font-weight="bold" style:font-weight-asian="bold" style:font-weight-complex="bold"/>
    </style:style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>
      <style:text-properties fo:font-weight="bold" style:font-weight-asian="bold" style:font-weight-complex="bold"/>
    </style:style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/>
    <style:style style:name="T225_2" style:family="text">
      <style:text-properties fo:font-weight="bold" style:font-weight-asian="bold" style:font-weight-complex="bold"/>
    </style:style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P226" style:family="paragraph" style:parent-style-name="Standard">
      <style:paragraph-properties fo:break-before="auto" fo:line-height="100%" style:writing-mode="lr-tb"/>
    </style:style>
    <style:style style:name="P227" style:family="paragraph" style:parent-style-name="Standard">
      <style:paragraph-properties fo:break-before="auto" fo:line-height="100%" style:writing-mode="lr-tb"/>
    </style:style>
    <style:style style:name="T227_1" style:family="text">
      <style:text-properties fo:font-weight="bold" style:font-weight-asian="bold" style:font-weight-complex="bold"/>
    </style:style>
    <style:style style:name="T227_2" style:family="text">
      <style:text-properties fo:font-weight="bold" style:font-weight-asian="bold" style:font-weight-complex="bold"/>
    </style:style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P228" style:family="paragraph" style:parent-style-name="Standard">
      <style:paragraph-properties fo:break-before="auto" fo:line-height="100%" style:writing-mode="lr-tb"/>
    </style:style>
    <style:style style:name="T228_1" style:family="text">
      <style:text-properties fo:font-weight="bold" style:font-weight-asian="bold" style:font-weight-complex="bold"/>
    </style:style>
    <style:style style:name="T228_2" style:family="text">
      <style:text-properties fo:font-weight="bold" style:font-weight-asian="bold" style:font-weight-complex="bold"/>
    </style:style>
    <style:style style:name="T228_3" style:family="text">
      <style:text-properties fo:font-weight="bold" style:font-weight-asian="bold" style:font-weight-complex="bold"/>
    </style:style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P229" style:family="paragraph" style:parent-style-name="Standard">
      <style:paragraph-properties fo:break-before="auto" fo:line-height="100%" style:writing-mode="lr-tb"/>
    </style:style>
    <style:style style:name="T229_1" style:family="text"/>
    <style:style style:name="T229_2" style:family="text">
      <style:text-properties fo:font-weight="bold" style:font-weight-asian="bold" style:font-weight-complex="bold"/>
    </style:style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>
      <style:text-properties fo:font-weight="bold" style:font-weight-asian="bold" style:font-weight-complex="bold"/>
    </style:style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P231" style:family="paragraph" style:parent-style-name="Standard">
      <style:paragraph-properties fo:break-before="auto" fo:line-height="100%" style:writing-mode="lr-tb"/>
    </style:style>
    <style:style style:name="T231_1" style:family="text">
      <style:text-properties fo:font-weight="bold" style:font-weight-asian="bold" style:font-weight-complex="bold"/>
    </style:style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P232" style:family="paragraph" style:parent-style-name="Standard">
      <style:paragraph-properties fo:break-before="auto" fo:line-height="100%" style:writing-mode="lr-tb"/>
    </style:style>
    <style:style style:name="T232_1" style:family="text"/>
    <style:style style:name="T232_2" style:family="text">
      <style:text-properties fo:font-weight="bold" style:font-weight-asian="bold" style:font-weight-complex="bold"/>
    </style:style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P233" style:family="paragraph" style:parent-style-name="Standard">
      <style:paragraph-properties fo:break-before="auto" fo:line-height="100%" style:writing-mode="lr-tb"/>
    </style:style>
    <style:style style:name="P234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Sendo</text:span><text:span text:style-name="T1_2"><text:s/></text:span><text:span text:style-name="T1_3">o</text:span><text:span text:style-name="T1_4"><text:s/></text:span><text:span text:style-name="T1_5">administrador</text:span><text:span text:style-name="T1_6"><text:s/></text:span><text:span text:style-name="T1_7">do</text:span><text:span text:style-name="T1_8"><text:s/></text:span><text:span text:style-name="T1_9">sistema</text:span><text:span text:style-name="T1_10"><text:s/></text:span><text:span text:style-name="T1_11">GV</text:span></text:p>
      <text:p text:style-name="P2"><text:span text:style-name="T2_1">Posso</text:span><text:span text:style-name="T2_2"><text:s/></text:span><text:span text:style-name="T2_3">incluir</text:span><text:span text:style-name="T2_4"><text:s/></text:span><text:span text:style-name="T2_5">novos</text:span><text:span text:style-name="T2_6"><text:s/></text:span><text:span text:style-name="T2_7">servidores</text:span><text:span text:style-name="T2_8"><text:s/></text:span><text:span text:style-name="T2_9">no</text:span><text:span text:style-name="T2_10"><text:s/></text:span><text:span text:style-name="T2_11">sistema</text:span><text:span text:style-name="T2_12">.</text:span></text:p>
      <text:p text:style-name="P3"><text:span text:style-name="T3_1">Para</text:span><text:span text:style-name="T3_2"><text:s/></text:span><text:span text:style-name="T3_3">dar</text:span><text:span text:style-name="T3_4"><text:s/></text:span><text:span text:style-name="T3_5">acesso</text:span><text:span text:style-name="T3_6"><text:s/></text:span><text:span text:style-name="T3_7">ao</text:span><text:span text:style-name="T3_8"><text:s/></text:span><text:span text:style-name="T3_9">sistema</text:span><text:span text:style-name="T3_10"><text:s/></text:span><text:span text:style-name="T3_11">GV</text:span><text:span text:style-name="T3_12"><text:s/></text:span><text:span text:style-name="T3_13">para</text:span><text:span text:style-name="T3_14"><text:s/></text:span><text:span text:style-name="T3_15">os</text:span><text:span text:style-name="T3_16"><text:s/></text:span><text:span text:style-name="T3_17">servidores</text:span><text:span text:style-name="T3_18">.</text:span></text:p>
      <text:p text:style-name="P4"/>
      <text:p text:style-name="P5"><text:span text:style-name="T5_1">Cenário</text:span><text:span text:style-name="T5_2"><text:s/>1:</text:span><text:span text:style-name="T5_3"><text:s/></text:span><text:span text:style-name="T5_4">Cadastrar</text:span><text:span text:style-name="T5_5"><text:s/></text:span><text:span text:style-name="T5_6">Servidor</text:span></text:p>
      <text:p text:style-name="P6"><text:span text:style-name="T6_1">Dado</text:span><text:span text:style-name="T6_2"><text:s/></text:span><text:span text:style-name="T6_3">que</text:span><text:span text:style-name="T6_4"><text:s/></text:span><text:span text:style-name="T6_5">é</text:span><text:span text:style-name="T6_6"><text:s/></text:span><text:span text:style-name="T6_7">um</text:span><text:span text:style-name="T6_8"><text:s/></text:span><text:span text:style-name="T6_9">servidor</text:span><text:span text:style-name="T6_10"><text:s/></text:span><text:span text:style-name="T6_11">não</text:span><text:span text:style-name="T6_12"><text:s/></text:span><text:span text:style-name="T6_13">cadastrado</text:span><text:span text:style-name="T6_14"><text:s/></text:span><text:span text:style-name="T6_15">no</text:span><text:span text:style-name="T6_16"><text:s/></text:span><text:span text:style-name="T6_17">sistema</text:span></text:p>
      <text:p text:style-name="P7"><text:span text:style-name="T7_1"><text:tab/></text:span><text:span text:style-name="T7_2">E</text:span><text:span text:style-name="T7_3"><text:s/></text:span><text:span text:style-name="T7_4">já</text:span><text:span text:style-name="T7_5"><text:s/></text:span><text:span text:style-name="T7_6">estou</text:span><text:span text:style-name="T7_7"><text:s/></text:span><text:span text:style-name="T7_8">autenticado</text:span></text:p>
      <text:p text:style-name="P8"><text:span text:style-name="T8_1">Quando</text:span><text:span text:style-name="T8_2"><text:s/></text:span><text:span text:style-name="T8_3">entro</text:span><text:span text:style-name="T8_4"><text:s/></text:span><text:span text:style-name="T8_5">com</text:span><text:span text:style-name="T8_6"><text:s/></text:span><text:span text:style-name="T8_7">os</text:span><text:span text:style-name="T8_8"><text:s/></text:span><text:span text:style-name="T8_9">dados</text:span><text:span text:style-name="T8_10"><text:s/></text:span><text:span text:style-name="T8_11">do</text:span><text:span text:style-name="T8_12"><text:s/></text:span><text:span text:style-name="T8_13">novo</text:span><text:span text:style-name="T8_14"><text:s/></text:span><text:span text:style-name="T8_15">servidor</text:span></text:p>
      <text:p text:style-name="P9"><text:span text:style-name="T9_1">Então</text:span><text:span text:style-name="T9_2"><text:s/></text:span><text:span text:style-name="T9_3">servidor</text:span><text:span text:style-name="T9_4"><text:s/></text:span><text:span text:style-name="T9_5">será</text:span><text:span text:style-name="T9_6"><text:s/></text:span><text:span text:style-name="T9_7">cadastrado</text:span><text:span text:style-name="T9_8"><text:s/></text:span><text:span text:style-name="T9_9">no</text:span><text:span text:style-name="T9_10"><text:s/></text:span><text:span text:style-name="T9_11">banco</text:span><text:span text:style-name="T9_12"><text:s/></text:span><text:span text:style-name="T9_13">de</text:span><text:span text:style-name="T9_14"><text:s/></text:span><text:span text:style-name="T9_15">dados</text:span></text:p>
      <text:p text:style-name="P10"><text:span text:style-name="T10_1"><text:tab/></text:span><text:span text:style-name="T10_2">E</text:span><text:span text:style-name="T10_3"><text:s/></text:span><text:span text:style-name="T10_4">mostra</text:span><text:span text:style-name="T10_5"><text:s/></text:span><text:span text:style-name="T10_6">mensagem</text:span><text:span text:style-name="T10_7"><text:s/>“</text:span><text:span text:style-name="T10_8">Servidor</text:span><text:span text:style-name="T10_9"><text:s/></text:span><text:span text:style-name="T10_10">cadastrado</text:span><text:span text:style-name="T10_11"><text:s/></text:span><text:span text:style-name="T10_12">com</text:span><text:span text:style-name="T10_13"><text:s/></text:span><text:span text:style-name="T10_14">sucesso</text:span><text:span text:style-name="T10_15">”.</text:span></text:p>
      <text:p text:style-name="P11"/>
      <text:p text:style-name="P12"><text:span text:style-name="T12_1">Cenário</text:span><text:span text:style-name="T12_2"><text:s/>2:</text:span><text:span text:style-name="T12_3"><text:s/></text:span><text:span text:style-name="T12_4">Servidor</text:span><text:span text:style-name="T12_5"><text:s/></text:span><text:span text:style-name="T12_6">já</text:span><text:span text:style-name="T12_7"><text:s/></text:span><text:span text:style-name="T12_8">cadastrado</text:span></text:p>
      <text:p text:style-name="P13"><text:span text:style-name="T13_1">Dado</text:span><text:span text:style-name="T13_2"><text:s/></text:span><text:span text:style-name="T13_3">que</text:span><text:span text:style-name="T13_4"><text:s/></text:span><text:span text:style-name="T13_5">é</text:span><text:span text:style-name="T13_6"><text:s/></text:span><text:span text:style-name="T13_7">um</text:span><text:span text:style-name="T13_8"><text:s/></text:span><text:span text:style-name="T13_9">servidor</text:span><text:span text:style-name="T13_10"><text:s/></text:span><text:span text:style-name="T13_11">cadastrado</text:span><text:span text:style-name="T13_12"><text:s/></text:span><text:span text:style-name="T13_13">no</text:span><text:span text:style-name="T13_14"><text:s/></text:span><text:span text:style-name="T13_15">sistema</text:span></text:p>
      <text:p text:style-name="P14"><text:span text:style-name="T14_1"><text:tab/></text:span><text:span text:style-name="T14_2">E</text:span><text:span text:style-name="T14_3"><text:s/></text:span><text:span text:style-name="T14_4">já</text:span><text:span text:style-name="T14_5"><text:s/></text:span><text:span text:style-name="T14_6">estou</text:span><text:span text:style-name="T14_7"><text:s/></text:span><text:span text:style-name="T14_8">autenticado</text:span></text:p>
      <text:p text:style-name="P15"><text:span text:style-name="T15_1">Quando</text:span><text:span text:style-name="T15_2"><text:s/></text:span><text:span text:style-name="T15_3">entro</text:span><text:span text:style-name="T15_4"><text:s/></text:span><text:span text:style-name="T15_5">com</text:span><text:span text:style-name="T15_6"><text:s/></text:span><text:span text:style-name="T15_7">os</text:span><text:span text:style-name="T15_8"><text:s/></text:span><text:span text:style-name="T15_9">dados</text:span><text:span text:style-name="T15_10"><text:s/></text:span><text:span text:style-name="T15_11">do</text:span><text:span text:style-name="T15_12"><text:s/></text:span><text:span text:style-name="T15_13">novo</text:span><text:span text:style-name="T15_14"><text:s/></text:span><text:span text:style-name="T15_15">servidor</text:span></text:p>
      <text:p text:style-name="P16"><text:span text:style-name="T16_1">Então</text:span><text:span text:style-name="T16_2"><text:s/></text:span><text:span text:style-name="T16_3">servidor</text:span><text:span text:style-name="T16_4"><text:s/></text:span><text:span text:style-name="T16_5">não</text:span><text:span text:style-name="T16_6"><text:s/></text:span><text:span text:style-name="T16_7">será</text:span><text:span text:style-name="T16_8"><text:s/></text:span><text:span text:style-name="T16_9">cadastrado</text:span><text:span text:style-name="T16_10"><text:s/></text:span><text:span text:style-name="T16_11">no</text:span><text:span text:style-name="T16_12"><text:s/></text:span><text:span text:style-name="T16_13">banco</text:span><text:span text:style-name="T16_14"><text:s/></text:span><text:span text:style-name="T16_15">de</text:span><text:span text:style-name="T16_16"><text:s/></text:span><text:span text:style-name="T16_17">dados</text:span></text:p>
      <text:p text:style-name="P17"><text:span text:style-name="T17_1"><text:tab/></text:span><text:span text:style-name="T17_2">E</text:span><text:span text:style-name="T17_3"><text:s/></text:span><text:span text:style-name="T17_4">mostra</text:span><text:span text:style-name="T17_5"><text:s/></text:span><text:span text:style-name="T17_6">mensagem</text:span><text:span text:style-name="T17_7"><text:s/>“</text:span><text:span text:style-name="T17_8">Servidor</text:span><text:span text:style-name="T17_9"><text:s/></text:span><text:span text:style-name="T17_10">já</text:span><text:span text:style-name="T17_11"><text:s/></text:span><text:span text:style-name="T17_12">cadastrado</text:span><text:span text:style-name="T17_13">”.</text:span></text:p>
      <text:p text:style-name="P18"/>
      <text:p text:style-name="P19"><text:span text:style-name="T19_1">Cenário</text:span><text:span text:style-name="T19_2"><text:s/>3:</text:span><text:span text:style-name="T19_3"><text:s/></text:span><text:span text:style-name="T19_4">Dados</text:span><text:span text:style-name="T19_5"><text:s/></text:span><text:span text:style-name="T19_6">Obrigatórios</text:span><text:span text:style-name="T19_7"><text:s/></text:span><text:span text:style-name="T19_8">não</text:span><text:span text:style-name="T19_9"><text:s/></text:span><text:span text:style-name="T19_10">preenchidos</text:span></text:p>
      <text:p text:style-name="P20"><text:span text:style-name="T20_1">Dado</text:span><text:span text:style-name="T20_2"><text:s/></text:span><text:span text:style-name="T20_3">que</text:span><text:span text:style-name="T20_4"><text:s/></text:span><text:span text:style-name="T20_5">é</text:span><text:span text:style-name="T20_6"><text:s/></text:span><text:span text:style-name="T20_7">um</text:span><text:span text:style-name="T20_8"><text:s/></text:span><text:span text:style-name="T20_9">servidor</text:span><text:span text:style-name="T20_10"><text:s/></text:span><text:span text:style-name="T20_11">não</text:span><text:span text:style-name="T20_12"><text:s/></text:span><text:span text:style-name="T20_13">cadastrado</text:span><text:span text:style-name="T20_14"><text:s/></text:span><text:span text:style-name="T20_15">no</text:span><text:span text:style-name="T20_16"><text:s/></text:span><text:span text:style-name="T20_17">sistema</text:span></text:p>
      <text:p text:style-name="P21"><text:span text:style-name="T21_1"><text:tab/></text:span><text:span text:style-name="T21_2">E</text:span><text:span text:style-name="T21_3"><text:s/></text:span><text:span text:style-name="T21_4">já</text:span><text:span text:style-name="T21_5"><text:s/></text:span><text:span text:style-name="T21_6">estou</text:span><text:span text:style-name="T21_7"><text:s/></text:span><text:span text:style-name="T21_8">autenticado</text:span></text:p>
      <text:p text:style-name="P22"><text:span text:style-name="T22_1">Quando</text:span><text:span text:style-name="T22_2"><text:s/></text:span><text:span text:style-name="T22_3">entro</text:span><text:span text:style-name="T22_4"><text:s/></text:span><text:span text:style-name="T22_5">com</text:span><text:span text:style-name="T22_6"><text:s/></text:span><text:span text:style-name="T22_7">os</text:span><text:span text:style-name="T22_8"><text:s/></text:span><text:span text:style-name="T22_9">dados</text:span><text:span text:style-name="T22_10"><text:s/></text:span><text:span text:style-name="T22_11">do</text:span><text:span text:style-name="T22_12"><text:s/></text:span><text:span text:style-name="T22_13">novo</text:span><text:span text:style-name="T22_14"><text:s/></text:span><text:span text:style-name="T22_15">servidor</text:span><text:span text:style-name="T22_16"><text:s/></text:span><text:span text:style-name="T22_17">e</text:span><text:span text:style-name="T22_18"><text:s/></text:span><text:span text:style-name="T22_19">não</text:span><text:span text:style-name="T22_20"><text:s/></text:span><text:span text:style-name="T22_21">preencho</text:span><text:span text:style-name="T22_22"><text:s/></text:span><text:span text:style-name="T22_23">campos</text:span><text:span text:style-name="T22_24"><text:s/></text:span><text:span text:style-name="T22_25">obrigatórios</text:span></text:p>
      <text:p text:style-name="P23"><text:span text:style-name="T23_1">Então</text:span><text:span text:style-name="T23_2"><text:s/></text:span><text:span text:style-name="T23_3">não</text:span><text:span text:style-name="T23_4"><text:s/></text:span><text:span text:style-name="T23_5">será</text:span><text:span text:style-name="T23_6"><text:s/></text:span><text:span text:style-name="T23_7">efetuado</text:span><text:span text:style-name="T23_8"><text:s/></text:span><text:span text:style-name="T23_9">o</text:span><text:span text:style-name="T23_10"><text:s/></text:span><text:span text:style-name="T23_11">cadastro</text:span></text:p>
      <text:p text:style-name="P24"><text:span text:style-name="T24_1"><text:s/><text:tab/></text:span><text:span text:style-name="T24_2">E</text:span><text:span text:style-name="T24_3"><text:s/></text:span><text:span text:style-name="T24_4">mostra</text:span><text:span text:style-name="T24_5"><text:s/></text:span><text:span text:style-name="T24_6">mensagem</text:span><text:span text:style-name="T24_7"><text:s/>“</text:span><text:span text:style-name="T24_8">Campos</text:span><text:span text:style-name="T24_9"><text:s/></text:span><text:span text:style-name="T24_10">obrigatórios</text:span><text:span text:style-name="T24_11"><text:s/></text:span><text:span text:style-name="T24_12">não</text:span><text:span text:style-name="T24_13"><text:s/></text:span><text:span text:style-name="T24_14">preenchidos</text:span><text:span text:style-name="T24_15">”.</text:span></text:p>
      <text:p text:style-name="P25"/>
      <text:p text:style-name="P26"><text:span text:style-name="T26_1">Cenário</text:span><text:span text:style-name="T26_2"><text:s/>4:</text:span><text:span text:style-name="T26_3"><text:s/></text:span><text:span text:style-name="T26_4">Dados</text:span><text:span text:style-name="T26_5"><text:s/></text:span><text:span text:style-name="T26_6">preenchidos</text:span><text:span text:style-name="T26_7"><text:s/></text:span><text:span text:style-name="T26_8">inválidos</text:span></text:p>
      <text:p text:style-name="P27"><text:span text:style-name="T27_1">Dado</text:span><text:span text:style-name="T27_2"><text:s/></text:span><text:span text:style-name="T27_3">que</text:span><text:span text:style-name="T27_4"><text:s/></text:span><text:span text:style-name="T27_5">é</text:span><text:span text:style-name="T27_6"><text:s/></text:span><text:span text:style-name="T27_7">um</text:span><text:span text:style-name="T27_8"><text:s/></text:span><text:span text:style-name="T27_9">servidor</text:span><text:span text:style-name="T27_10"><text:s/></text:span><text:span text:style-name="T27_11">não</text:span><text:span text:style-name="T27_12"><text:s/></text:span><text:span text:style-name="T27_13">cadastrado</text:span><text:span text:style-name="T27_14"><text:s/></text:span><text:span text:style-name="T27_15">no</text:span><text:span text:style-name="T27_16"><text:s/></text:span><text:span text:style-name="T27_17">sistema</text:span></text:p>
      <text:p text:style-name="P28"><text:span text:style-name="T28_1"><text:tab/></text:span><text:span text:style-name="T28_2">E</text:span><text:span text:style-name="T28_3"><text:s/></text:span><text:span text:style-name="T28_4">já</text:span><text:span text:style-name="T28_5"><text:s/></text:span><text:span text:style-name="T28_6">estou</text:span><text:span text:style-name="T28_7"><text:s/></text:span><text:span text:style-name="T28_8">autenticado</text:span></text:p>
      <text:p text:style-name="P29"><text:span text:style-name="T29_1">Quando</text:span><text:span text:style-name="T29_2"><text:s/></text:span><text:span text:style-name="T29_3">entro</text:span><text:span text:style-name="T29_4"><text:s/></text:span><text:span text:style-name="T29_5">com</text:span><text:span text:style-name="T29_6"><text:s/></text:span><text:span text:style-name="T29_7">os</text:span><text:span text:style-name="T29_8"><text:s/></text:span><text:span text:style-name="T29_9">dados</text:span><text:span text:style-name="T29_10"><text:s/></text:span><text:span text:style-name="T29_11">do</text:span><text:span text:style-name="T29_12"><text:s/></text:span><text:span text:style-name="T29_13">novo</text:span><text:span text:style-name="T29_14"><text:s/></text:span><text:span text:style-name="T29_15">servidor</text:span><text:span text:style-name="T29_16"><text:s/></text:span><text:span text:style-name="T29_17">e</text:span><text:span text:style-name="T29_18"><text:s/></text:span><text:span text:style-name="T29_19">preencho</text:span><text:span text:style-name="T29_20"><text:s/></text:span><text:span text:style-name="T29_21">um</text:span><text:span text:style-name="T29_22"><text:s/></text:span><text:span text:style-name="T29_23">ou</text:span><text:span text:style-name="T29_24"><text:s/></text:span><text:span text:style-name="T29_25">mais</text:span><text:span text:style-name="T29_26"><text:s/></text:span><text:span text:style-name="T29_27">campos</text:span><text:span text:style-name="T29_28"><text:s/></text:span><text:span text:style-name="T29_29">com</text:span><text:span text:style-name="T29_30"><text:s/></text:span><text:span text:style-name="T29_31">dados</text:span><text:span text:style-name="T29_32"><text:s/></text:span><text:span text:style-name="T29_33">inválidos</text:span></text:p>
      <text:p text:style-name="P30"><text:span text:style-name="T30_1">Então</text:span><text:span text:style-name="T30_2"><text:s/></text:span><text:span text:style-name="T30_3">não</text:span><text:span text:style-name="T30_4"><text:s/></text:span><text:span text:style-name="T30_5">será</text:span><text:span text:style-name="T30_6"><text:s/></text:span><text:span text:style-name="T30_7">efetuado</text:span><text:span text:style-name="T30_8"><text:s/></text:span><text:span text:style-name="T30_9">o</text:span><text:span text:style-name="T30_10"><text:s/></text:span><text:span text:style-name="T30_11">cadastro</text:span></text:p>
      <text:p text:style-name="P31"><text:span text:style-name="T31_1"><text:s/><text:tab/></text:span><text:span text:style-name="T31_2">E</text:span><text:span text:style-name="T31_3"><text:s/></text:span><text:span text:style-name="T31_4">mostra</text:span><text:span text:style-name="T31_5"><text:s/></text:span><text:span text:style-name="T31_6">mensagem</text:span><text:span text:style-name="T31_7"><text:s/>“</text:span><text:span text:style-name="T31_8">Campos</text:span><text:span text:style-name="T31_9"><text:s/></text:span><text:span text:style-name="T31_10">inválidos</text:span><text:span text:style-name="T31_11">”.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<text:span text:style-name="T53_1">Sendo</text:span><text:span text:style-name="T53_2"><text:s/></text:span><text:span text:style-name="T53_3">o</text:span><text:span text:style-name="T53_4"><text:s/></text:span><text:span text:style-name="T53_5">administrador</text:span><text:span text:style-name="T53_6"><text:s/></text:span><text:span text:style-name="T53_7">do</text:span><text:span text:style-name="T53_8"><text:s/></text:span><text:span text:style-name="T53_9">sistema</text:span><text:span text:style-name="T53_10"><text:s/></text:span><text:span text:style-name="T53_11">GV</text:span></text:p>
      <text:p text:style-name="P54"><text:span text:style-name="T54_1">Posso</text:span><text:span text:style-name="T54_2"><text:s/></text:span><text:span text:style-name="T54_3">consultar</text:span><text:span text:style-name="T54_4"><text:s/></text:span><text:span text:style-name="T54_5">os</text:span><text:span text:style-name="T54_6"><text:s/></text:span><text:span text:style-name="T54_7">servidores</text:span><text:span text:style-name="T54_8"><text:s/></text:span><text:span text:style-name="T54_9">no</text:span><text:span text:style-name="T54_10"><text:s/></text:span><text:span text:style-name="T54_11">sistema</text:span><text:span text:style-name="T54_12">.</text:span></text:p>
      <text:p text:style-name="P55"><text:span text:style-name="T55_1">Para</text:span><text:span text:style-name="T55_2"><text:s/></text:span><text:span text:style-name="T55_3">consultar</text:span><text:span text:style-name="T55_4"><text:s/></text:span><text:span text:style-name="T55_5">dados</text:span><text:span text:style-name="T55_6"><text:s/></text:span><text:span text:style-name="T55_7">do</text:span><text:span text:style-name="T55_8"><text:s/></text:span><text:span text:style-name="T55_9">servidor</text:span><text:span text:style-name="T55_10"><text:s/></text:span><text:span text:style-name="T55_11">no</text:span><text:span text:style-name="T55_12"><text:s/></text:span><text:span text:style-name="T55_13">sistema</text:span><text:span text:style-name="T55_14"><text:s/></text:span><text:span text:style-name="T55_15">GV</text:span><text:span text:style-name="T55_16">.</text:span></text:p>
      <text:p text:style-name="P56"/>
      <text:p text:style-name="P57"><text:span text:style-name="T57_1">Cenário</text:span><text:span text:style-name="T57_2"><text:s/>1:</text:span><text:span text:style-name="T57_3"><text:s/></text:span><text:span text:style-name="T57_4">Consultar</text:span><text:span text:style-name="T57_5"><text:s/></text:span><text:span text:style-name="T57_6">Servidor</text:span></text:p>
      <text:p text:style-name="P58"><text:span text:style-name="T58_1">Dado</text:span><text:span text:style-name="T58_2"><text:s/></text:span><text:span text:style-name="T58_3">que</text:span><text:span text:style-name="T58_4"><text:s/></text:span><text:span text:style-name="T58_5">já</text:span><text:span text:style-name="T58_6"><text:s/></text:span><text:span text:style-name="T58_7">estou</text:span><text:span text:style-name="T58_8"><text:s/></text:span><text:span text:style-name="T58_9">autenticado</text:span><text:span text:style-name="T58_10"><text:s/></text:span><text:span text:style-name="T58_11">no</text:span><text:span text:style-name="T58_12"><text:s/></text:span><text:span text:style-name="T58_13">sistema</text:span></text:p>
      <text:p text:style-name="P59"><text:span text:style-name="T59_1">Quando</text:span><text:span text:style-name="T59_2"><text:s/></text:span><text:span text:style-name="T59_3">informo</text:span><text:span text:style-name="T59_4"><text:s/></text:span><text:span text:style-name="T59_5">os</text:span><text:span text:style-name="T59_6"><text:s/></text:span><text:span text:style-name="T59_7">parâmetros</text:span><text:span text:style-name="T59_8"><text:s/></text:span><text:span text:style-name="T59_9">de</text:span><text:span text:style-name="T59_10"><text:s/></text:span><text:span text:style-name="T59_11">consulta</text:span></text:p>
      <text:p text:style-name="P60"><text:span text:style-name="T60_1">Então</text:span><text:span text:style-name="T60_2"><text:s/></text:span><text:span text:style-name="T60_3">retorna</text:span><text:span text:style-name="T60_4"><text:s/></text:span><text:span text:style-name="T60_5">lista</text:span><text:span text:style-name="T60_6"><text:s/></text:span><text:span text:style-name="T60_7">de</text:span><text:span text:style-name="T60_8"><text:s/></text:span><text:span text:style-name="T60_9">servidores</text:span><text:span text:style-name="T60_10"><text:s/></text:span><text:span text:style-name="T60_11">de</text:span><text:span text:style-name="T60_12"><text:s/></text:span><text:span text:style-name="T60_13">acordo</text:span><text:span text:style-name="T60_14"><text:s/></text:span><text:span text:style-name="T60_15">com</text:span><text:span text:style-name="T60_16"><text:s/></text:span><text:span text:style-name="T60_17">os</text:span><text:span text:style-name="T60_18"><text:s/></text:span><text:span text:style-name="T60_19">parâmetros</text:span><text:span text:style-name="T60_20"><text:s/></text:span><text:span text:style-name="T60_21">informados</text:span></text:p>
      <text:p text:style-name="P61"/>
      <text:p text:style-name="P62"><text:span text:style-name="T62_1">Cenário</text:span><text:span text:style-name="T62_2"><text:s/>2:</text:span><text:span text:style-name="T62_3"><text:s/></text:span><text:span text:style-name="T62_4">Campo</text:span><text:span text:style-name="T62_5"><text:s/></text:span><text:span text:style-name="T62_6">não</text:span><text:span text:style-name="T62_7"><text:s/></text:span><text:span text:style-name="T62_8">preenchido</text:span></text:p>
      <text:p text:style-name="P63"><text:span text:style-name="T63_1">Dado</text:span><text:span text:style-name="T63_2"><text:s/></text:span><text:span text:style-name="T63_3">que</text:span><text:span text:style-name="T63_4"><text:s/></text:span><text:span text:style-name="T63_5">já</text:span><text:span text:style-name="T63_6"><text:s/></text:span><text:span text:style-name="T63_7">estou</text:span><text:span text:style-name="T63_8"><text:s/></text:span><text:span text:style-name="T63_9">autenticado</text:span><text:span text:style-name="T63_10"><text:s/></text:span><text:span text:style-name="T63_11">no</text:span><text:span text:style-name="T63_12"><text:s/></text:span><text:span text:style-name="T63_13">sistema</text:span></text:p>
      <text:p text:style-name="P64"><text:span text:style-name="T64_1">Quando</text:span><text:span text:style-name="T64_2"><text:s/></text:span><text:span text:style-name="T64_3">não</text:span><text:span text:style-name="T64_4"><text:s/></text:span><text:span text:style-name="T64_5">informo</text:span><text:span text:style-name="T64_6"><text:s/></text:span><text:span text:style-name="T64_7">os</text:span><text:span text:style-name="T64_8"><text:s/></text:span><text:span text:style-name="T64_9">parâmetros</text:span><text:span text:style-name="T64_10"><text:s/></text:span><text:span text:style-name="T64_11">de</text:span><text:span text:style-name="T64_12"><text:s/></text:span><text:span text:style-name="T64_13">consulta</text:span></text:p>
      <text:p text:style-name="P65"><text:span text:style-name="T65_1">Então</text:span><text:span text:style-name="T65_2"><text:s/></text:span><text:span text:style-name="T65_3">não</text:span><text:span text:style-name="T65_4"><text:s/></text:span><text:span text:style-name="T65_5">será</text:span><text:span text:style-name="T65_6"><text:s/></text:span><text:span text:style-name="T65_7">efetuada</text:span><text:span text:style-name="T65_8"><text:s/></text:span><text:span text:style-name="T65_9">a</text:span><text:span text:style-name="T65_10"><text:s/></text:span><text:span text:style-name="T65_11">consulta</text:span></text:p>
      <text:p text:style-name="P66"><text:span text:style-name="T66_1"><text:tab/></text:span><text:span text:style-name="T66_2">E</text:span><text:span text:style-name="T66_3"><text:s/></text:span><text:span text:style-name="T66_4">mostra</text:span><text:span text:style-name="T66_5"><text:s/></text:span><text:span text:style-name="T66_6">mensagem</text:span><text:span text:style-name="T66_7"><text:s/>“</text:span><text:span text:style-name="T66_8">Campo</text:span><text:span text:style-name="T66_9"><text:s/></text:span><text:span text:style-name="T66_10">não</text:span><text:span text:style-name="T66_11"><text:s/></text:span><text:span text:style-name="T66_12">foi</text:span><text:span text:style-name="T66_13"><text:s/></text:span><text:span text:style-name="T66_14">preenchido</text:span><text:span text:style-name="T66_15">”.</text:span></text:p>
      <text:p text:style-name="P67"/>
      <text:p text:style-name="P68"><text:span text:style-name="T68_1">=================================================</text:span></text:p>
      <text:p text:style-name="P69"/>
      <text:p text:style-name="P70"><text:span text:style-name="T70_1">Sendo</text:span><text:span text:style-name="T70_2"><text:s/></text:span><text:span text:style-name="T70_3">o</text:span><text:span text:style-name="T70_4"><text:s/></text:span><text:span text:style-name="T70_5">administrador</text:span><text:span text:style-name="T70_6"><text:s/></text:span><text:span text:style-name="T70_7">do</text:span><text:span text:style-name="T70_8"><text:s/></text:span><text:span text:style-name="T70_9">sistema</text:span><text:span text:style-name="T70_10"><text:s/></text:span><text:span text:style-name="T70_11">GV</text:span></text:p>
      <text:p text:style-name="P71"><text:span text:style-name="T71_1">Posso</text:span><text:span text:style-name="T71_2"><text:s/></text:span><text:span text:style-name="T71_3">atualizar</text:span><text:span text:style-name="T71_4"><text:s/></text:span><text:span text:style-name="T71_5">os</text:span><text:span text:style-name="T71_6"><text:s/></text:span><text:span text:style-name="T71_7">servidores</text:span><text:span text:style-name="T71_8"><text:s/></text:span><text:span text:style-name="T71_9">no</text:span><text:span text:style-name="T71_10"><text:s/></text:span><text:span text:style-name="T71_11">sistema</text:span><text:span text:style-name="T71_12">.</text:span></text:p>
      <text:p text:style-name="P72"><text:span text:style-name="T72_1">Para</text:span><text:span text:style-name="T72_2"><text:s/></text:span><text:span text:style-name="T72_3">alterar</text:span><text:span text:style-name="T72_4"><text:s/></text:span><text:span text:style-name="T72_5">dados</text:span><text:span text:style-name="T72_6"><text:s/></text:span><text:span text:style-name="T72_7">do</text:span><text:span text:style-name="T72_8"><text:s/></text:span><text:span text:style-name="T72_9">servidor</text:span><text:span text:style-name="T72_10"><text:s/></text:span><text:span text:style-name="T72_11">no</text:span><text:span text:style-name="T72_12"><text:s/></text:span><text:span text:style-name="T72_13">sistema</text:span><text:span text:style-name="T72_14"><text:s/></text:span><text:span text:style-name="T72_15">GV</text:span><text:span text:style-name="T72_16">.</text:span></text:p>
      <text:p text:style-name="P73"/>
      <text:p text:style-name="P74"><text:span text:style-name="T74_1">Cenário</text:span><text:span text:style-name="T74_2"><text:s/>1:</text:span><text:span text:style-name="T74_3"><text:s/></text:span><text:span text:style-name="T74_4">Atualizar</text:span><text:span text:style-name="T74_5"><text:s/></text:span><text:span text:style-name="T74_6">Servidor</text:span></text:p>
      <text:p text:style-name="P75"><text:span text:style-name="T75_1">Dado</text:span><text:span text:style-name="T75_2"><text:s/></text:span><text:span text:style-name="T75_3">que</text:span><text:span text:style-name="T75_4"><text:s/></text:span><text:span text:style-name="T75_5">é</text:span><text:span text:style-name="T75_6"><text:s/></text:span><text:span text:style-name="T75_7">um</text:span><text:span text:style-name="T75_8"><text:s/></text:span><text:span text:style-name="T75_9">servidor</text:span><text:span text:style-name="T75_10"><text:s/></text:span><text:span text:style-name="T75_11">cadastrado</text:span><text:span text:style-name="T75_12"><text:s/></text:span><text:span text:style-name="T75_13">no</text:span><text:span text:style-name="T75_14"><text:s/></text:span><text:span text:style-name="T75_15">sistema</text:span></text:p>
      <text:p text:style-name="P76"><text:span text:style-name="T76_1"><text:tab/></text:span><text:span text:style-name="T76_2">E</text:span><text:span text:style-name="T76_3"><text:s/></text:span><text:span text:style-name="T76_4">já</text:span><text:span text:style-name="T76_5"><text:s/></text:span><text:span text:style-name="T76_6">estou</text:span><text:span text:style-name="T76_7"><text:s/></text:span><text:span text:style-name="T76_8">autenticado</text:span></text:p>
      <text:p text:style-name="P77"><text:span text:style-name="T77_1">Quando</text:span><text:span text:style-name="T77_2"><text:s/></text:span><text:span text:style-name="T77_3">informo</text:span><text:span text:style-name="T77_4"><text:s/></text:span><text:span text:style-name="T77_5">os</text:span><text:span text:style-name="T77_6"><text:s/></text:span><text:span text:style-name="T77_7">parâmetros</text:span><text:span text:style-name="T77_8"><text:s/></text:span><text:span text:style-name="T77_9">de</text:span><text:span text:style-name="T77_10"><text:s/></text:span><text:span text:style-name="T77_11">alteração</text:span><text:span text:style-name="T77_12"><text:s/></text:span><text:span text:style-name="T77_13">do</text:span><text:span text:style-name="T77_14"><text:s/></text:span><text:span text:style-name="T77_15">servidor</text:span></text:p>
      <text:p text:style-name="P78"><text:span text:style-name="T78_1">Então</text:span><text:span text:style-name="T78_2"><text:s/></text:span><text:span text:style-name="T78_3">alteração</text:span><text:span text:style-name="T78_4"><text:s/></text:span><text:span text:style-name="T78_5">será</text:span><text:span text:style-name="T78_6"><text:s/></text:span><text:span text:style-name="T78_7">efetuada</text:span></text:p>
      <text:p text:style-name="P79"><text:span text:style-name="T79_1"><text:tab/></text:span><text:span text:style-name="T79_2">E</text:span><text:span text:style-name="T79_3"><text:s/></text:span><text:span text:style-name="T79_4">mostra</text:span><text:span text:style-name="T79_5"><text:s/></text:span><text:span text:style-name="T79_6">mensagem</text:span><text:span text:style-name="T79_7"><text:s/>“</text:span><text:span text:style-name="T79_8">Dados</text:span><text:span text:style-name="T79_9"><text:s/></text:span><text:span text:style-name="T79_10">alterados</text:span><text:span text:style-name="T79_11"><text:s/></text:span><text:span text:style-name="T79_12">com</text:span><text:span text:style-name="T79_13"><text:s/></text:span><text:span text:style-name="T79_14">sucesso</text:span><text:span text:style-name="T79_15">”</text:span></text:p>
      <text:p text:style-name="P80"/>
      <text:p text:style-name="P81"><text:span text:style-name="T81_1">Cenário</text:span><text:span text:style-name="T81_2"><text:s/>2:<text:s/></text:span><text:span text:style-name="T81_3">Dados</text:span><text:span text:style-name="T81_4"><text:s/></text:span><text:span text:style-name="T81_5">Obrigatórios</text:span><text:span text:style-name="T81_6"><text:s/></text:span><text:span text:style-name="T81_7">não</text:span><text:span text:style-name="T81_8"><text:s/></text:span><text:span text:style-name="T81_9">preenchidos</text:span></text:p>
      <text:p text:style-name="P82"><text:span text:style-name="T82_1">Dado</text:span><text:span text:style-name="T82_2"><text:s/></text:span><text:span text:style-name="T82_3">que</text:span><text:span text:style-name="T82_4"><text:s/></text:span><text:span text:style-name="T82_5">é</text:span><text:span text:style-name="T82_6"><text:s/></text:span><text:span text:style-name="T82_7">um</text:span><text:span text:style-name="T82_8"><text:s/></text:span><text:span text:style-name="T82_9">servidor</text:span><text:span text:style-name="T82_10"><text:s/></text:span><text:span text:style-name="T82_11">cadastrado</text:span><text:span text:style-name="T82_12"><text:s/></text:span><text:span text:style-name="T82_13">no</text:span><text:span text:style-name="T82_14"><text:s/></text:span><text:span text:style-name="T82_15">sistema</text:span></text:p>
      <text:p text:style-name="P83"><text:span text:style-name="T83_1"><text:tab/></text:span><text:span text:style-name="T83_2">E</text:span><text:span text:style-name="T83_3"><text:s/></text:span><text:span text:style-name="T83_4">já</text:span><text:span text:style-name="T83_5"><text:s/></text:span><text:span text:style-name="T83_6">estou</text:span><text:span text:style-name="T83_7"><text:s/></text:span><text:span text:style-name="T83_8">autenticado</text:span></text:p>
      <text:p text:style-name="P84"><text:span text:style-name="T84_1">Quando</text:span><text:span text:style-name="T84_2"><text:s/></text:span><text:span text:style-name="T84_3">informo</text:span><text:span text:style-name="T84_4"><text:s/></text:span><text:span text:style-name="T84_5">os</text:span><text:span text:style-name="T84_6"><text:s/></text:span><text:span text:style-name="T84_7">parâmetros</text:span><text:span text:style-name="T84_8"><text:s/></text:span><text:span text:style-name="T84_9">de</text:span><text:span text:style-name="T84_10"><text:s/></text:span><text:span text:style-name="T84_11">alteração</text:span><text:span text:style-name="T84_12"><text:s/></text:span><text:span text:style-name="T84_13">do</text:span><text:span text:style-name="T84_14"><text:s/></text:span><text:span text:style-name="T84_15">servidor</text:span><text:span text:style-name="T84_16"><text:s/></text:span><text:span text:style-name="T84_17">e</text:span><text:span text:style-name="T84_18"><text:s text:c="2"/></text:span><text:span text:style-name="T84_19">não</text:span><text:span text:style-name="T84_20"><text:s/></text:span><text:span text:style-name="T84_21">preencho</text:span><text:span text:style-name="T84_22"><text:s/></text:span><text:span text:style-name="T84_23">campos</text:span><text:span text:style-name="T84_24"><text:s/></text:span><text:span text:style-name="T84_25">obrigatórios</text:span></text:p>
      <text:p text:style-name="P85"><text:span text:style-name="T85_1">Então</text:span><text:span text:style-name="T85_2"><text:s/></text:span><text:span text:style-name="T85_3">alteração</text:span><text:span text:style-name="T85_4"><text:s/></text:span><text:span text:style-name="T85_5">não</text:span><text:span text:style-name="T85_6"><text:s/></text:span><text:span text:style-name="T85_7">será</text:span><text:span text:style-name="T85_8"><text:s/></text:span><text:span text:style-name="T85_9">efetuada</text:span></text:p>
      <text:p text:style-name="P86"><text:span text:style-name="T86_1"><text:tab/></text:span><text:span text:style-name="T86_2">E</text:span><text:span text:style-name="T86_3"><text:s/></text:span><text:span text:style-name="T86_4">mostra</text:span><text:span text:style-name="T86_5"><text:s/></text:span><text:span text:style-name="T86_6">mensagem</text:span><text:span text:style-name="T86_7"><text:s/>“</text:span><text:span text:style-name="T86_8">Campos</text:span><text:span text:style-name="T86_9"><text:s/></text:span><text:span text:style-name="T86_10">obrigatórios</text:span><text:span text:style-name="T86_11"><text:s/></text:span><text:span text:style-name="T86_12">não</text:span><text:span text:style-name="T86_13"><text:s/></text:span><text:span text:style-name="T86_14">preenchidos</text:span><text:span text:style-name="T86_15">,<text:s/></text:span><text:span text:style-name="T86_16">alteração</text:span><text:span text:style-name="T86_17"><text:s/></text:span><text:span text:style-name="T86_18">não</text:span><text:span text:style-name="T86_19"><text:s/></text:span><text:span text:style-name="T86_20">foi</text:span><text:span text:style-name="T86_21"><text:s/></text:span><text:span text:style-name="T86_22">realizada</text:span><text:span text:style-name="T86_23">”</text:span></text:p>
      <text:p text:style-name="P87"/>
      <text:p text:style-name="P88"><text:span text:style-name="T88_1">Cenário</text:span><text:span text:style-name="T88_2"><text:s/>3:</text:span><text:span text:style-name="T88_3"><text:s/></text:span><text:span text:style-name="T88_4">Dados</text:span><text:span text:style-name="T88_5"><text:s/></text:span><text:span text:style-name="T88_6">preenchidos</text:span><text:span text:style-name="T88_7"><text:s/></text:span><text:span text:style-name="T88_8">inválidos</text:span></text:p>
      <text:p text:style-name="P89"><text:span text:style-name="T89_1">Dado</text:span><text:span text:style-name="T89_2"><text:s/></text:span><text:span text:style-name="T89_3">que</text:span><text:span text:style-name="T89_4"><text:s/></text:span><text:span text:style-name="T89_5">é</text:span><text:span text:style-name="T89_6"><text:s/></text:span><text:span text:style-name="T89_7">um</text:span><text:span text:style-name="T89_8"><text:s/></text:span><text:span text:style-name="T89_9">servidor</text:span><text:span text:style-name="T89_10"><text:s/></text:span><text:span text:style-name="T89_11">cadastrado</text:span><text:span text:style-name="T89_12"><text:s/></text:span><text:span text:style-name="T89_13">no</text:span><text:span text:style-name="T89_14"><text:s/></text:span><text:span text:style-name="T89_15">sistema</text:span></text:p>
      <text:p text:style-name="P90"><text:span text:style-name="T90_1"><text:tab/></text:span><text:span text:style-name="T90_2">E</text:span><text:span text:style-name="T90_3"><text:s/></text:span><text:span text:style-name="T90_4">já</text:span><text:span text:style-name="T90_5"><text:s/></text:span><text:span text:style-name="T90_6">estou</text:span><text:span text:style-name="T90_7"><text:s/></text:span><text:span text:style-name="T90_8">autenticado</text:span></text:p>
      <text:p text:style-name="P91"><text:span text:style-name="T91_1">Quando</text:span><text:span text:style-name="T91_2"><text:s/></text:span><text:span text:style-name="T91_3">informo</text:span><text:span text:style-name="T91_4"><text:s/></text:span><text:span text:style-name="T91_5">os</text:span><text:span text:style-name="T91_6"><text:s/></text:span><text:span text:style-name="T91_7">parâmetros</text:span><text:span text:style-name="T91_8"><text:s/></text:span><text:span text:style-name="T91_9">de</text:span><text:span text:style-name="T91_10"><text:s/></text:span><text:span text:style-name="T91_11">alteração</text:span><text:span text:style-name="T91_12"><text:s/></text:span><text:span text:style-name="T91_13">do</text:span><text:span text:style-name="T91_14"><text:s/></text:span><text:span text:style-name="T91_15">servidor</text:span><text:span text:style-name="T91_16"><text:s/></text:span><text:span text:style-name="T91_17">e</text:span><text:span text:style-name="T91_18"><text:s/></text:span><text:span text:style-name="T91_19">preencho</text:span><text:span text:style-name="T91_20"><text:s/></text:span><text:span text:style-name="T91_21">campos</text:span><text:span text:style-name="T91_22"><text:s/></text:span><text:span text:style-name="T91_23">com</text:span><text:span text:style-name="T91_24"><text:s/></text:span><text:span text:style-name="T91_25">dados</text:span><text:span text:style-name="T91_26"><text:s/></text:span><text:span text:style-name="T91_27">inválidos</text:span></text:p>
      <text:p text:style-name="P92"><text:span text:style-name="T92_1">Então</text:span><text:span text:style-name="T92_2"><text:s/></text:span><text:span text:style-name="T92_3">alteração</text:span><text:span text:style-name="T92_4"><text:s/></text:span><text:span text:style-name="T92_5">não</text:span><text:span text:style-name="T92_6"><text:s/></text:span><text:span text:style-name="T92_7">será</text:span><text:span text:style-name="T92_8"><text:s/></text:span><text:span text:style-name="T92_9">efetuada</text:span></text:p>
      <text:p text:style-name="P93"><text:span text:style-name="T93_1"><text:tab/></text:span><text:span text:style-name="T93_2">E</text:span><text:span text:style-name="T93_3"><text:s/></text:span><text:span text:style-name="T93_4">mostra</text:span><text:span text:style-name="T93_5"><text:s/></text:span><text:span text:style-name="T93_6">mensagem</text:span><text:span text:style-name="T93_7"><text:s/>“</text:span><text:span text:style-name="T93_8">Campos</text:span><text:span text:style-name="T93_9"><text:s/></text:span><text:span text:style-name="T93_10">inválidos</text:span><text:span text:style-name="T93_11">,<text:s/></text:span><text:span text:style-name="T93_12">alteração</text:span><text:span text:style-name="T93_13"><text:s/></text:span><text:span text:style-name="T93_14">não</text:span><text:span text:style-name="T93_15"><text:s/></text:span><text:span text:style-name="T93_16">foi</text:span><text:span text:style-name="T93_17"><text:s/></text:span><text:span text:style-name="T93_18">realizada</text:span><text:span text:style-name="T93_19">”</text:span></text:p>
      <text:p text:style-name="P94"><text:span text:style-name="T94_1">=================================================</text:span></text:p>
      <text:p text:style-name="P95"/>
      <text:p text:style-name="P96"/>
      <text:p text:style-name="P97"/>
      <text:p text:style-name="P98"/>
      <text:p text:style-name="P99"><text:span text:style-name="T99_1">Sendo</text:span><text:span text:style-name="T99_2"><text:s/></text:span><text:span text:style-name="T99_3">o</text:span><text:span text:style-name="T99_4"><text:s/></text:span><text:span text:style-name="T99_5">administrador</text:span><text:span text:style-name="T99_6"><text:s/></text:span><text:span text:style-name="T99_7">do</text:span><text:span text:style-name="T99_8"><text:s/></text:span><text:span text:style-name="T99_9">sistema</text:span><text:span text:style-name="T99_10"><text:s/></text:span><text:span text:style-name="T99_11">GV</text:span></text:p>
      <text:p text:style-name="P100"><text:span text:style-name="T100_1">Posso</text:span><text:span text:style-name="T100_2"><text:s/></text:span><text:span text:style-name="T100_3">excluir</text:span><text:span text:style-name="T100_4"><text:s/></text:span><text:span text:style-name="T100_5">os</text:span><text:span text:style-name="T100_6"><text:s/></text:span><text:span text:style-name="T100_7">servidores</text:span><text:span text:style-name="T100_8"><text:s/></text:span><text:span text:style-name="T100_9">no</text:span><text:span text:style-name="T100_10"><text:s/></text:span><text:span text:style-name="T100_11">sistema</text:span><text:span text:style-name="T100_12">.</text:span></text:p>
      <text:p text:style-name="P101"><text:span text:style-name="T101_1">Para</text:span><text:span text:style-name="T101_2"><text:s/></text:span><text:span text:style-name="T101_3">desativar</text:span><text:span text:style-name="T101_4"><text:s/></text:span><text:span text:style-name="T101_5">o</text:span><text:span text:style-name="T101_6"><text:s/></text:span><text:span text:style-name="T101_7">acesso</text:span><text:span text:style-name="T101_8"><text:s/></text:span><text:span text:style-name="T101_9">do</text:span><text:span text:style-name="T101_10"><text:s/></text:span><text:span text:style-name="T101_11">servidor</text:span><text:span text:style-name="T101_12"><text:s/></text:span><text:span text:style-name="T101_13">no</text:span><text:span text:style-name="T101_14"><text:s/></text:span><text:span text:style-name="T101_15">sistema</text:span><text:span text:style-name="T101_16"><text:s/></text:span><text:span text:style-name="T101_17">GV</text:span><text:span text:style-name="T101_18">.</text:span></text:p>
      <text:p text:style-name="P102"/>
      <text:p text:style-name="P103"><text:span text:style-name="T103_1">Cenário</text:span><text:span text:style-name="T103_2"><text:s/>1:</text:span><text:span text:style-name="T103_3"><text:s/></text:span><text:span text:style-name="T103_4">Excluir</text:span><text:span text:style-name="T103_5"><text:s/></text:span><text:span text:style-name="T103_6">Servidor</text:span><text:span text:style-name="T103_7"><text:s/></text:span><text:span text:style-name="T103_8">sem</text:span><text:span text:style-name="T103_9"><text:s/></text:span><text:span text:style-name="T103_10">documentos</text:span></text:p>
      <text:p text:style-name="P104"><text:span text:style-name="T104_1">Dado</text:span><text:span text:style-name="T104_2"><text:s/></text:span><text:span text:style-name="T104_3">que</text:span><text:span text:style-name="T104_4"><text:s/></text:span><text:span text:style-name="T104_5">é</text:span><text:span text:style-name="T104_6"><text:s/></text:span><text:span text:style-name="T104_7">um</text:span><text:span text:style-name="T104_8"><text:s/></text:span><text:span text:style-name="T104_9">servidor</text:span><text:span text:style-name="T104_10"><text:s/></text:span><text:span text:style-name="T104_11">cadastrado</text:span><text:span text:style-name="T104_12"><text:s/></text:span><text:span text:style-name="T104_13">no</text:span><text:span text:style-name="T104_14"><text:s/></text:span><text:span text:style-name="T104_15">sistema</text:span></text:p>
      <text:p text:style-name="P105"><text:span text:style-name="T105_1"><text:tab/></text:span><text:span text:style-name="T105_2">E</text:span><text:span text:style-name="T105_3"><text:s/></text:span><text:span text:style-name="T105_4">já</text:span><text:span text:style-name="T105_5"><text:s/></text:span><text:span text:style-name="T105_6">estou</text:span><text:span text:style-name="T105_7"><text:s/></text:span><text:span text:style-name="T105_8">autenticado</text:span></text:p>
      <text:p text:style-name="P106"><text:span text:style-name="T106_1">Então</text:span><text:span text:style-name="T106_2"><text:s/></text:span><text:span text:style-name="T106_3">exclusão</text:span><text:span text:style-name="T106_4"><text:s/></text:span><text:span text:style-name="T106_5">efetuada</text:span><text:span text:style-name="T106_6"><text:s/></text:span><text:span text:style-name="T106_7">com</text:span><text:span text:style-name="T106_8"><text:s/></text:span><text:span text:style-name="T106_9">sucesso</text:span></text:p>
      <text:p text:style-name="P107"><text:span text:style-name="T107_1"><text:tab/></text:span><text:span text:style-name="T107_2">E</text:span><text:span text:style-name="T107_3"><text:s/></text:span><text:span text:style-name="T107_4">mostra</text:span><text:span text:style-name="T107_5"><text:s/></text:span><text:span text:style-name="T107_6">mensagem</text:span><text:span text:style-name="T107_7"><text:s/>“</text:span><text:span text:style-name="T107_8">Servidor</text:span><text:span text:style-name="T107_9"><text:s/></text:span><text:span text:style-name="T107_10">excluído</text:span><text:span text:style-name="T107_11"><text:s/></text:span><text:span text:style-name="T107_12">com</text:span><text:span text:style-name="T107_13"><text:s/></text:span><text:span text:style-name="T107_14">sucesso</text:span><text:span text:style-name="T107_15">”</text:span></text:p>
      <text:p text:style-name="P108"/>
      <text:p text:style-name="P109"><text:span text:style-name="T109_1">Cenário</text:span><text:span text:style-name="T109_2"><text:s/>1:</text:span><text:span text:style-name="T109_3"><text:s/></text:span><text:span text:style-name="T109_4">Excluir</text:span><text:span text:style-name="T109_5"><text:s/></text:span><text:span text:style-name="T109_6">Servidor</text:span><text:span text:style-name="T109_7"><text:s/></text:span><text:span text:style-name="T109_8">com</text:span><text:span text:style-name="T109_9"><text:s/></text:span><text:span text:style-name="T109_10">documentos</text:span></text:p>
      <text:p text:style-name="P110"><text:span text:style-name="T110_1">Dado</text:span><text:span text:style-name="T110_2"><text:s/></text:span><text:span text:style-name="T110_3">que</text:span><text:span text:style-name="T110_4"><text:s/></text:span><text:span text:style-name="T110_5">é</text:span><text:span text:style-name="T110_6"><text:s/></text:span><text:span text:style-name="T110_7">um</text:span><text:span text:style-name="T110_8"><text:s/></text:span><text:span text:style-name="T110_9">servidor</text:span><text:span text:style-name="T110_10"><text:s/></text:span><text:span text:style-name="T110_11">cadastrado</text:span><text:span text:style-name="T110_12"><text:s/></text:span><text:span text:style-name="T110_13">no</text:span><text:span text:style-name="T110_14"><text:s/></text:span><text:span text:style-name="T110_15">sistema</text:span><text:span text:style-name="T110_16"><text:s/></text:span><text:span text:style-name="T110_17">com</text:span><text:span text:style-name="T110_18"><text:s/></text:span><text:span text:style-name="T110_19">documentos</text:span></text:p>
      <text:p text:style-name="P111"><text:span text:style-name="T111_1"><text:s text:c="4"/><text:tab/></text:span><text:span text:style-name="T111_2">E</text:span><text:span text:style-name="T111_3"><text:s/></text:span><text:span text:style-name="T111_4">já</text:span><text:span text:style-name="T111_5"><text:s/></text:span><text:span text:style-name="T111_6">estou</text:span><text:span text:style-name="T111_7"><text:s/></text:span><text:span text:style-name="T111_8">autenticado</text:span></text:p>
      <text:p text:style-name="P112"><text:span text:style-name="T112_1">Quando</text:span><text:span text:style-name="T112_2"><text:s/></text:span><text:span text:style-name="T112_3">desejo</text:span><text:span text:style-name="T112_4"><text:s/></text:span><text:span text:style-name="T112_5">excluir</text:span><text:span text:style-name="T112_6"><text:s/></text:span><text:span text:style-name="T112_7">um</text:span><text:span text:style-name="T112_8"><text:s/></text:span><text:span text:style-name="T112_9">servidor</text:span></text:p>
      <text:p text:style-name="P113"><text:span text:style-name="T113_1">Então</text:span><text:span text:style-name="T113_2"><text:s/></text:span><text:span text:style-name="T113_3">exclusão</text:span><text:span text:style-name="T113_4"><text:s/></text:span><text:span text:style-name="T113_5">não</text:span><text:span text:style-name="T113_6"><text:s/></text:span><text:span text:style-name="T113_7">será</text:span><text:span text:style-name="T113_8"><text:s/></text:span><text:span text:style-name="T113_9">efetuada</text:span><text:span text:style-name="T113_10"><text:s/></text:span><text:span text:style-name="T113_11">no</text:span><text:span text:style-name="T113_12"><text:s/></text:span><text:span text:style-name="T113_13">banco</text:span><text:span text:style-name="T113_14"><text:s/></text:span><text:span text:style-name="T113_15">de</text:span><text:span text:style-name="T113_16"><text:s/></text:span><text:span text:style-name="T113_17">dados</text:span><text:span text:style-name="T113_18">,<text:s/></text:span><text:span text:style-name="T113_19">servidor</text:span><text:span text:style-name="T113_20"><text:s/></text:span><text:span text:style-name="T113_21">ficará</text:span><text:span text:style-name="T113_22"><text:s/>“</text:span><text:span text:style-name="T113_23">inativo</text:span><text:span text:style-name="T113_24">”</text:span></text:p>
      <text:p text:style-name="P114"><text:span text:style-name="T114_1"><text:s text:c="4"/><text:tab/></text:span><text:span text:style-name="T114_2">E</text:span><text:span text:style-name="T114_3"><text:s/></text:span><text:span text:style-name="T114_4">mostra</text:span><text:span text:style-name="T114_5"><text:s/></text:span><text:span text:style-name="T114_6">mensagem</text:span><text:span text:style-name="T114_7"><text:s/>“</text:span><text:span text:style-name="T114_8">Servidor</text:span><text:span text:style-name="T114_9"><text:s/></text:span><text:span text:style-name="T114_10">excluído</text:span><text:span text:style-name="T114_11"><text:s/></text:span><text:span text:style-name="T114_12">com</text:span><text:span text:style-name="T114_13"><text:s/></text:span><text:span text:style-name="T114_14">sucesso</text:span><text:span text:style-name="T114_15">”</text:span></text:p>
      <text:p text:style-name="P115"/>
      <text:p text:style-name="P116"/>
      <text:p text:style-name="P117"><text:span text:style-name="T117_1">Setor</text:span></text:p>
      <text:p text:style-name="P118"><text:span text:style-name="T118_1">Sendo</text:span><text:span text:style-name="T118_2"><text:s/></text:span><text:span text:style-name="T118_3">o</text:span><text:span text:style-name="T118_4"><text:s/></text:span><text:span text:style-name="T118_5">administrador</text:span><text:span text:style-name="T118_6"><text:s/></text:span><text:span text:style-name="T118_7">do</text:span><text:span text:style-name="T118_8"><text:s/></text:span><text:span text:style-name="T118_9">sistema</text:span><text:span text:style-name="T118_10"><text:s/></text:span><text:span text:style-name="T118_11">GV</text:span></text:p>
      <text:p text:style-name="P119"><text:span text:style-name="T119_1">Posso</text:span><text:span text:style-name="T119_2"><text:s/></text:span><text:span text:style-name="T119_3">incluir</text:span><text:span text:style-name="T119_4"><text:s/></text:span><text:span text:style-name="T119_5">novos</text:span><text:span text:style-name="T119_6"><text:s/></text:span><text:span text:style-name="T119_7">servidores</text:span><text:span text:style-name="T119_8"><text:s/></text:span><text:span text:style-name="T119_9">no</text:span><text:span text:style-name="T119_10"><text:s/></text:span><text:span text:style-name="T119_11">sistema</text:span><text:span text:style-name="T119_12">.</text:span></text:p>
      <text:p text:style-name="P120"><text:span text:style-name="T120_1">Para</text:span><text:span text:style-name="T120_2"><text:s/></text:span><text:span text:style-name="T120_3">dar</text:span><text:span text:style-name="T120_4"><text:s/></text:span><text:span text:style-name="T120_5">acesso</text:span><text:span text:style-name="T120_6"><text:s/></text:span><text:span text:style-name="T120_7">ao</text:span><text:span text:style-name="T120_8"><text:s/></text:span><text:span text:style-name="T120_9">sistema</text:span><text:span text:style-name="T120_10"><text:s/></text:span><text:span text:style-name="T120_11">GV</text:span><text:span text:style-name="T120_12"><text:s/></text:span><text:span text:style-name="T120_13">para</text:span><text:span text:style-name="T120_14"><text:s/></text:span><text:span text:style-name="T120_15">os</text:span><text:span text:style-name="T120_16"><text:s/></text:span><text:span text:style-name="T120_17">servidores</text:span><text:span text:style-name="T120_18">.</text:span></text:p>
      <text:p text:style-name="P121"/>
      <text:p text:style-name="P122"><text:span text:style-name="T122_1">Cenário</text:span><text:span text:style-name="T122_2"><text:s/>1:</text:span><text:span text:style-name="T122_3"><text:s/></text:span><text:span text:style-name="T122_4">Cadastrar</text:span><text:span text:style-name="T122_5"><text:s/></text:span><text:span text:style-name="T122_6">Servidor</text:span></text:p>
      <text:p text:style-name="P123"><text:span text:style-name="T123_1">Dado</text:span><text:span text:style-name="T123_2"><text:s/></text:span><text:span text:style-name="T123_3">que</text:span><text:span text:style-name="T123_4"><text:s/></text:span><text:span text:style-name="T123_5">é</text:span><text:span text:style-name="T123_6"><text:s/></text:span><text:span text:style-name="T123_7">um</text:span><text:span text:style-name="T123_8"><text:s/></text:span><text:span text:style-name="T123_9">servidor</text:span><text:span text:style-name="T123_10"><text:s/></text:span><text:span text:style-name="T123_11">não</text:span><text:span text:style-name="T123_12"><text:s/></text:span><text:span text:style-name="T123_13">cadastrado</text:span><text:span text:style-name="T123_14"><text:s/></text:span><text:span text:style-name="T123_15">no</text:span><text:span text:style-name="T123_16"><text:s/></text:span><text:span text:style-name="T123_17">sistema</text:span></text:p>
      <text:p text:style-name="P124"><text:span text:style-name="T124_1"><text:tab/></text:span><text:span text:style-name="T124_2">E</text:span><text:span text:style-name="T124_3"><text:s/></text:span><text:span text:style-name="T124_4">já</text:span><text:span text:style-name="T124_5"><text:s/></text:span><text:span text:style-name="T124_6">estou</text:span><text:span text:style-name="T124_7"><text:s/></text:span><text:span text:style-name="T124_8">autenticado</text:span></text:p>
      <text:p text:style-name="P125"><text:span text:style-name="T125_1">Quando</text:span><text:span text:style-name="T125_2"><text:s/></text:span><text:span text:style-name="T125_3">entro</text:span><text:span text:style-name="T125_4"><text:s/></text:span><text:span text:style-name="T125_5">com</text:span><text:span text:style-name="T125_6"><text:s/></text:span><text:span text:style-name="T125_7">os</text:span><text:span text:style-name="T125_8"><text:s/></text:span><text:span text:style-name="T125_9">dados</text:span><text:span text:style-name="T125_10"><text:s/></text:span><text:span text:style-name="T125_11">do</text:span><text:span text:style-name="T125_12"><text:s/></text:span><text:span text:style-name="T125_13">novo</text:span><text:span text:style-name="T125_14"><text:s/></text:span><text:span text:style-name="T125_15">servidor</text:span></text:p>
      <text:p text:style-name="P126"><text:span text:style-name="T126_1">Então</text:span><text:span text:style-name="T126_2"><text:s/></text:span><text:span text:style-name="T126_3">servidor</text:span><text:span text:style-name="T126_4"><text:s/></text:span><text:span text:style-name="T126_5">será</text:span><text:span text:style-name="T126_6"><text:s/></text:span><text:span text:style-name="T126_7">cadastrado</text:span><text:span text:style-name="T126_8"><text:s/></text:span><text:span text:style-name="T126_9">no</text:span><text:span text:style-name="T126_10"><text:s/></text:span><text:span text:style-name="T126_11">banco</text:span><text:span text:style-name="T126_12"><text:s/></text:span><text:span text:style-name="T126_13">de</text:span><text:span text:style-name="T126_14"><text:s/></text:span><text:span text:style-name="T126_15">dados</text:span></text:p>
      <text:p text:style-name="P127"><text:span text:style-name="T127_1"><text:tab/></text:span><text:span text:style-name="T127_2">E</text:span><text:span text:style-name="T127_3"><text:s/></text:span><text:span text:style-name="T127_4">mostra</text:span><text:span text:style-name="T127_5"><text:s/></text:span><text:span text:style-name="T127_6">mensagem</text:span><text:span text:style-name="T127_7"><text:s/>“</text:span><text:span text:style-name="T127_8">Servidor</text:span><text:span text:style-name="T127_9"><text:s/></text:span><text:span text:style-name="T127_10">cadastrado</text:span><text:span text:style-name="T127_11"><text:s/></text:span><text:span text:style-name="T127_12">com</text:span><text:span text:style-name="T127_13"><text:s/></text:span><text:span text:style-name="T127_14">sucesso</text:span><text:span text:style-name="T127_15">”.</text:span></text:p>
      <text:p text:style-name="P128"/>
      <text:p text:style-name="P129"><text:span text:style-name="T129_1">Cenário</text:span><text:span text:style-name="T129_2"><text:s/>2:</text:span><text:span text:style-name="T129_3"><text:s/></text:span><text:span text:style-name="T129_4">Servidor</text:span><text:span text:style-name="T129_5"><text:s/></text:span><text:span text:style-name="T129_6">já</text:span><text:span text:style-name="T129_7"><text:s/></text:span><text:span text:style-name="T129_8">cadastrado</text:span></text:p>
      <text:p text:style-name="P130"><text:span text:style-name="T130_1">Dado</text:span><text:span text:style-name="T130_2"><text:s/></text:span><text:span text:style-name="T130_3">que</text:span><text:span text:style-name="T130_4"><text:s/></text:span><text:span text:style-name="T130_5">é</text:span><text:span text:style-name="T130_6"><text:s/></text:span><text:span text:style-name="T130_7">um</text:span><text:span text:style-name="T130_8"><text:s/></text:span><text:span text:style-name="T130_9">servidor</text:span><text:span text:style-name="T130_10"><text:s/></text:span><text:span text:style-name="T130_11">cadastrado</text:span><text:span text:style-name="T130_12"><text:s/></text:span><text:span text:style-name="T130_13">no</text:span><text:span text:style-name="T130_14"><text:s/></text:span><text:span text:style-name="T130_15">sistema</text:span></text:p>
      <text:p text:style-name="P131"><text:span text:style-name="T131_1"><text:tab/></text:span><text:span text:style-name="T131_2">E</text:span><text:span text:style-name="T131_3"><text:s/></text:span><text:span text:style-name="T131_4">já</text:span><text:span text:style-name="T131_5"><text:s/></text:span><text:span text:style-name="T131_6">estou</text:span><text:span text:style-name="T131_7"><text:s/></text:span><text:span text:style-name="T131_8">autenticado</text:span></text:p>
      <text:p text:style-name="P132"><text:span text:style-name="T132_1">Quando</text:span><text:span text:style-name="T132_2"><text:s/></text:span><text:span text:style-name="T132_3">entro</text:span><text:span text:style-name="T132_4"><text:s/></text:span><text:span text:style-name="T132_5">com</text:span><text:span text:style-name="T132_6"><text:s/></text:span><text:span text:style-name="T132_7">os</text:span><text:span text:style-name="T132_8"><text:s/></text:span><text:span text:style-name="T132_9">dados</text:span><text:span text:style-name="T132_10"><text:s/></text:span><text:span text:style-name="T132_11">do</text:span><text:span text:style-name="T132_12"><text:s/></text:span><text:span text:style-name="T132_13">novo</text:span><text:span text:style-name="T132_14"><text:s/></text:span><text:span text:style-name="T132_15">servidor</text:span></text:p>
      <text:p text:style-name="P133"><text:span text:style-name="T133_1">Então</text:span><text:span text:style-name="T133_2"><text:s/></text:span><text:span text:style-name="T133_3">servidor</text:span><text:span text:style-name="T133_4"><text:s/></text:span><text:span text:style-name="T133_5">não</text:span><text:span text:style-name="T133_6"><text:s/></text:span><text:span text:style-name="T133_7">será</text:span><text:span text:style-name="T133_8"><text:s/></text:span><text:span text:style-name="T133_9">cadastrado</text:span><text:span text:style-name="T133_10"><text:s/></text:span><text:span text:style-name="T133_11">no</text:span><text:span text:style-name="T133_12"><text:s/></text:span><text:span text:style-name="T133_13">banco</text:span><text:span text:style-name="T133_14"><text:s/></text:span><text:span text:style-name="T133_15">de</text:span><text:span text:style-name="T133_16"><text:s/></text:span><text:span text:style-name="T133_17">dados</text:span></text:p>
      <text:p text:style-name="P134"><text:span text:style-name="T134_1"><text:tab/></text:span><text:span text:style-name="T134_2">E</text:span><text:span text:style-name="T134_3"><text:s/></text:span><text:span text:style-name="T134_4">mostra</text:span><text:span text:style-name="T134_5"><text:s/></text:span><text:span text:style-name="T134_6">mensagem</text:span><text:span text:style-name="T134_7"><text:s/>“</text:span><text:span text:style-name="T134_8">Servidor</text:span><text:span text:style-name="T134_9"><text:s/></text:span><text:span text:style-name="T134_10">já</text:span><text:span text:style-name="T134_11"><text:s/></text:span><text:span text:style-name="T134_12">cadastrado</text:span><text:span text:style-name="T134_13">”.</text:span></text:p>
      <text:p text:style-name="P135"/>
      <text:p text:style-name="P136"><text:span text:style-name="T136_1">Cenário</text:span><text:span text:style-name="T136_2"><text:s/>3:</text:span><text:span text:style-name="T136_3"><text:s/></text:span><text:span text:style-name="T136_4">Dados</text:span><text:span text:style-name="T136_5"><text:s/></text:span><text:span text:style-name="T136_6">Obrigatórios</text:span><text:span text:style-name="T136_7"><text:s/></text:span><text:span text:style-name="T136_8">não</text:span><text:span text:style-name="T136_9"><text:s/></text:span><text:span text:style-name="T136_10">preenchidos</text:span></text:p>
      <text:p text:style-name="P137"><text:span text:style-name="T137_1">Dado</text:span><text:span text:style-name="T137_2"><text:s/></text:span><text:span text:style-name="T137_3">que</text:span><text:span text:style-name="T137_4"><text:s/></text:span><text:span text:style-name="T137_5">é</text:span><text:span text:style-name="T137_6"><text:s/></text:span><text:span text:style-name="T137_7">um</text:span><text:span text:style-name="T137_8"><text:s/></text:span><text:span text:style-name="T137_9">servidor</text:span><text:span text:style-name="T137_10"><text:s/></text:span><text:span text:style-name="T137_11">não</text:span><text:span text:style-name="T137_12"><text:s/></text:span><text:span text:style-name="T137_13">cadastrado</text:span><text:span text:style-name="T137_14"><text:s/></text:span><text:span text:style-name="T137_15">no</text:span><text:span text:style-name="T137_16"><text:s/></text:span><text:span text:style-name="T137_17">sistema</text:span></text:p>
      <text:p text:style-name="P138"><text:span text:style-name="T138_1"><text:tab/></text:span><text:span text:style-name="T138_2">E</text:span><text:span text:style-name="T138_3"><text:s/></text:span><text:span text:style-name="T138_4">já</text:span><text:span text:style-name="T138_5"><text:s/></text:span><text:span text:style-name="T138_6">estou</text:span><text:span text:style-name="T138_7"><text:s/></text:span><text:span text:style-name="T138_8">autenticado</text:span></text:p>
      <text:p text:style-name="P139"><text:span text:style-name="T139_1">Quando</text:span><text:span text:style-name="T139_2"><text:s/></text:span><text:span text:style-name="T139_3">entro</text:span><text:span text:style-name="T139_4"><text:s/></text:span><text:span text:style-name="T139_5">com</text:span><text:span text:style-name="T139_6"><text:s/></text:span><text:span text:style-name="T139_7">os</text:span><text:span text:style-name="T139_8"><text:s/></text:span><text:span text:style-name="T139_9">dados</text:span><text:span text:style-name="T139_10"><text:s/></text:span><text:span text:style-name="T139_11">do</text:span><text:span text:style-name="T139_12"><text:s/></text:span><text:span text:style-name="T139_13">novo</text:span><text:span text:style-name="T139_14"><text:s/></text:span><text:span text:style-name="T139_15">servidor</text:span><text:span text:style-name="T139_16"><text:s/></text:span><text:span text:style-name="T139_17">e</text:span><text:span text:style-name="T139_18"><text:s/></text:span><text:span text:style-name="T139_19">não</text:span><text:span text:style-name="T139_20"><text:s/></text:span><text:span text:style-name="T139_21">preencho</text:span><text:span text:style-name="T139_22"><text:s/></text:span><text:span text:style-name="T139_23">campos</text:span><text:span text:style-name="T139_24"><text:s/></text:span><text:span text:style-name="T139_25">obrigatórios</text:span></text:p>
      <text:p text:style-name="P140"><text:span text:style-name="T140_1">Então</text:span><text:span text:style-name="T140_2"><text:s/></text:span><text:span text:style-name="T140_3">não</text:span><text:span text:style-name="T140_4"><text:s/></text:span><text:span text:style-name="T140_5">será</text:span><text:span text:style-name="T140_6"><text:s/></text:span><text:span text:style-name="T140_7">efetuado</text:span><text:span text:style-name="T140_8"><text:s/></text:span><text:span text:style-name="T140_9">o</text:span><text:span text:style-name="T140_10"><text:s/></text:span><text:span text:style-name="T140_11">cadastro</text:span></text:p>
      <text:p text:style-name="P141"><text:span text:style-name="T141_1"><text:s/><text:tab/></text:span><text:span text:style-name="T141_2">E</text:span><text:span text:style-name="T141_3"><text:s/></text:span><text:span text:style-name="T141_4">mostra</text:span><text:span text:style-name="T141_5"><text:s/></text:span><text:span text:style-name="T141_6">mensagem</text:span><text:span text:style-name="T141_7"><text:s/>“</text:span><text:span text:style-name="T141_8">Campos</text:span><text:span text:style-name="T141_9"><text:s/></text:span><text:span text:style-name="T141_10">obrigatórios</text:span><text:span text:style-name="T141_11"><text:s/></text:span><text:span text:style-name="T141_12">não</text:span><text:span text:style-name="T141_13"><text:s/></text:span><text:span text:style-name="T141_14">preenchidos</text:span><text:span text:style-name="T141_15">”.</text:span></text:p>
      <text:p text:style-name="P142"/>
      <text:p text:style-name="P143"><text:span text:style-name="T143_1">Cenário</text:span><text:span text:style-name="T143_2"><text:s/>4:</text:span><text:span text:style-name="T143_3"><text:s/></text:span><text:span text:style-name="T143_4">Dados</text:span><text:span text:style-name="T143_5"><text:s/></text:span><text:span text:style-name="T143_6">preenchidos</text:span><text:span text:style-name="T143_7"><text:s/></text:span><text:span text:style-name="T143_8">inválidos</text:span></text:p>
      <text:p text:style-name="P144"><text:span text:style-name="T144_1">Dado</text:span><text:span text:style-name="T144_2"><text:s/></text:span><text:span text:style-name="T144_3">que</text:span><text:span text:style-name="T144_4"><text:s/></text:span><text:span text:style-name="T144_5">é</text:span><text:span text:style-name="T144_6"><text:s/></text:span><text:span text:style-name="T144_7">um</text:span><text:span text:style-name="T144_8"><text:s/></text:span><text:span text:style-name="T144_9">servidor</text:span><text:span text:style-name="T144_10"><text:s/></text:span><text:span text:style-name="T144_11">não</text:span><text:span text:style-name="T144_12"><text:s/></text:span><text:span text:style-name="T144_13">cadastrado</text:span><text:span text:style-name="T144_14"><text:s/></text:span><text:span text:style-name="T144_15">no</text:span><text:span text:style-name="T144_16"><text:s/></text:span><text:span text:style-name="T144_17">sistema</text:span></text:p>
      <text:p text:style-name="P145"><text:span text:style-name="T145_1"><text:tab/></text:span><text:span text:style-name="T145_2">E</text:span><text:span text:style-name="T145_3"><text:s/></text:span><text:span text:style-name="T145_4">já</text:span><text:span text:style-name="T145_5"><text:s/></text:span><text:span text:style-name="T145_6">estou</text:span><text:span text:style-name="T145_7"><text:s/></text:span><text:span text:style-name="T145_8">autenticado</text:span></text:p>
      <text:p text:style-name="P146"><text:span text:style-name="T146_1">Quando</text:span><text:span text:style-name="T146_2"><text:s/></text:span><text:span text:style-name="T146_3">entro</text:span><text:span text:style-name="T146_4"><text:s/></text:span><text:span text:style-name="T146_5">com</text:span><text:span text:style-name="T146_6"><text:s/></text:span><text:span text:style-name="T146_7">os</text:span><text:span text:style-name="T146_8"><text:s/></text:span><text:span text:style-name="T146_9">dados</text:span><text:span text:style-name="T146_10"><text:s/></text:span><text:span text:style-name="T146_11">do</text:span><text:span text:style-name="T146_12"><text:s/></text:span><text:span text:style-name="T146_13">novo</text:span><text:span text:style-name="T146_14"><text:s/></text:span><text:span text:style-name="T146_15">servidor</text:span><text:span text:style-name="T146_16"><text:s/></text:span><text:span text:style-name="T146_17">e</text:span><text:span text:style-name="T146_18"><text:s/></text:span><text:span text:style-name="T146_19">preencho</text:span><text:span text:style-name="T146_20"><text:s/></text:span><text:span text:style-name="T146_21">um</text:span><text:span text:style-name="T146_22"><text:s/></text:span><text:span text:style-name="T146_23">ou</text:span><text:span text:style-name="T146_24"><text:s/></text:span><text:span text:style-name="T146_25">mais</text:span><text:span text:style-name="T146_26"><text:s/></text:span><text:span text:style-name="T146_27">campos</text:span><text:span text:style-name="T146_28"><text:s/></text:span><text:span text:style-name="T146_29">com</text:span><text:span text:style-name="T146_30"><text:s/></text:span><text:span text:style-name="T146_31">dados</text:span><text:span text:style-name="T146_32"><text:s/></text:span><text:span text:style-name="T146_33">inválidos</text:span></text:p>
      <text:p text:style-name="P147"><text:span text:style-name="T147_1">Então</text:span><text:span text:style-name="T147_2"><text:s/></text:span><text:span text:style-name="T147_3">não</text:span><text:span text:style-name="T147_4"><text:s/></text:span><text:span text:style-name="T147_5">será</text:span><text:span text:style-name="T147_6"><text:s/></text:span><text:span text:style-name="T147_7">efetuado</text:span><text:span text:style-name="T147_8"><text:s/></text:span><text:span text:style-name="T147_9">o</text:span><text:span text:style-name="T147_10"><text:s/></text:span><text:span text:style-name="T147_11">cadastro</text:span></text:p>
      <text:p text:style-name="P148"><text:span text:style-name="T148_1"><text:s/><text:tab/></text:span><text:span text:style-name="T148_2">E</text:span><text:span text:style-name="T148_3"><text:s/></text:span><text:span text:style-name="T148_4">mostra</text:span><text:span text:style-name="T148_5"><text:s/></text:span><text:span text:style-name="T148_6">mensagem</text:span><text:span text:style-name="T148_7"><text:s/>“</text:span><text:span text:style-name="T148_8">Campos</text:span><text:span text:style-name="T148_9"><text:s/></text:span><text:span text:style-name="T148_10">inválidos</text:span><text:span text:style-name="T148_11">”.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><text:span text:style-name="T170_1">Sendo</text:span><text:span text:style-name="T170_2"><text:s/></text:span><text:span text:style-name="T170_3">o</text:span><text:span text:style-name="T170_4"><text:s/></text:span><text:span text:style-name="T170_5">administrador</text:span><text:span text:style-name="T170_6"><text:s/></text:span><text:span text:style-name="T170_7">do</text:span><text:span text:style-name="T170_8"><text:s/></text:span><text:span text:style-name="T170_9">sistema</text:span><text:span text:style-name="T170_10"><text:s/></text:span><text:span text:style-name="T170_11">GV</text:span></text:p>
      <text:p text:style-name="P171"><text:span text:style-name="T171_1">Posso</text:span><text:span text:style-name="T171_2"><text:s/></text:span><text:span text:style-name="T171_3">consultar</text:span><text:span text:style-name="T171_4"><text:s/></text:span><text:span text:style-name="T171_5">os</text:span><text:span text:style-name="T171_6"><text:s/></text:span><text:span text:style-name="T171_7">servidores</text:span><text:span text:style-name="T171_8"><text:s/></text:span><text:span text:style-name="T171_9">no</text:span><text:span text:style-name="T171_10"><text:s/></text:span><text:span text:style-name="T171_11">sistema</text:span><text:span text:style-name="T171_12">.</text:span></text:p>
      <text:p text:style-name="P172"><text:span text:style-name="T172_1">Para</text:span><text:span text:style-name="T172_2"><text:s/></text:span><text:span text:style-name="T172_3">consultar</text:span><text:span text:style-name="T172_4"><text:s/></text:span><text:span text:style-name="T172_5">dados</text:span><text:span text:style-name="T172_6"><text:s/></text:span><text:span text:style-name="T172_7">do</text:span><text:span text:style-name="T172_8"><text:s/></text:span><text:span text:style-name="T172_9">servidor</text:span><text:span text:style-name="T172_10"><text:s/></text:span><text:span text:style-name="T172_11">no</text:span><text:span text:style-name="T172_12"><text:s/></text:span><text:span text:style-name="T172_13">sistema</text:span><text:span text:style-name="T172_14"><text:s/></text:span><text:span text:style-name="T172_15">GV</text:span><text:span text:style-name="T172_16">.</text:span></text:p>
      <text:p text:style-name="P173"/>
      <text:p text:style-name="P174"><text:span text:style-name="T174_1">Cenário</text:span><text:span text:style-name="T174_2"><text:s/>1:</text:span><text:span text:style-name="T174_3"><text:s/></text:span><text:span text:style-name="T174_4">Consultar</text:span><text:span text:style-name="T174_5"><text:s/></text:span><text:span text:style-name="T174_6">Servidor</text:span></text:p>
      <text:p text:style-name="P175"><text:span text:style-name="T175_1">Dado</text:span><text:span text:style-name="T175_2"><text:s/></text:span><text:span text:style-name="T175_3">que</text:span><text:span text:style-name="T175_4"><text:s/></text:span><text:span text:style-name="T175_5">já</text:span><text:span text:style-name="T175_6"><text:s/></text:span><text:span text:style-name="T175_7">estou</text:span><text:span text:style-name="T175_8"><text:s/></text:span><text:span text:style-name="T175_9">autenticado</text:span><text:span text:style-name="T175_10"><text:s/></text:span><text:span text:style-name="T175_11">no</text:span><text:span text:style-name="T175_12"><text:s/></text:span><text:span text:style-name="T175_13">sistema</text:span></text:p>
      <text:p text:style-name="P176"><text:span text:style-name="T176_1">Quando</text:span><text:span text:style-name="T176_2"><text:s/></text:span><text:span text:style-name="T176_3">informo</text:span><text:span text:style-name="T176_4"><text:s/></text:span><text:span text:style-name="T176_5">os</text:span><text:span text:style-name="T176_6"><text:s/></text:span><text:span text:style-name="T176_7">parâmetros</text:span><text:span text:style-name="T176_8"><text:s/></text:span><text:span text:style-name="T176_9">de</text:span><text:span text:style-name="T176_10"><text:s/></text:span><text:span text:style-name="T176_11">consulta</text:span></text:p>
      <text:p text:style-name="P177"><text:span text:style-name="T177_1">Então</text:span><text:span text:style-name="T177_2"><text:s/></text:span><text:span text:style-name="T177_3">retorna</text:span><text:span text:style-name="T177_4"><text:s/></text:span><text:span text:style-name="T177_5">lista</text:span><text:span text:style-name="T177_6"><text:s/></text:span><text:span text:style-name="T177_7">de</text:span><text:span text:style-name="T177_8"><text:s/></text:span><text:span text:style-name="T177_9">servidores</text:span><text:span text:style-name="T177_10"><text:s/></text:span><text:span text:style-name="T177_11">de</text:span><text:span text:style-name="T177_12"><text:s/></text:span><text:span text:style-name="T177_13">acordo</text:span><text:span text:style-name="T177_14"><text:s/></text:span><text:span text:style-name="T177_15">com</text:span><text:span text:style-name="T177_16"><text:s/></text:span><text:span text:style-name="T177_17">os</text:span><text:span text:style-name="T177_18"><text:s/></text:span><text:span text:style-name="T177_19">parâmetros</text:span><text:span text:style-name="T177_20"><text:s/></text:span><text:span text:style-name="T177_21">informados</text:span></text:p>
      <text:p text:style-name="P178"/>
      <text:p text:style-name="P179"><text:span text:style-name="T179_1">Cenário</text:span><text:span text:style-name="T179_2"><text:s/>2:</text:span><text:span text:style-name="T179_3"><text:s/></text:span><text:span text:style-name="T179_4">Campo</text:span><text:span text:style-name="T179_5"><text:s/></text:span><text:span text:style-name="T179_6">não</text:span><text:span text:style-name="T179_7"><text:s/></text:span><text:span text:style-name="T179_8">preenchido</text:span></text:p>
      <text:p text:style-name="P180"><text:span text:style-name="T180_1">Dado</text:span><text:span text:style-name="T180_2"><text:s/></text:span><text:span text:style-name="T180_3">que</text:span><text:span text:style-name="T180_4"><text:s/></text:span><text:span text:style-name="T180_5">já</text:span><text:span text:style-name="T180_6"><text:s/></text:span><text:span text:style-name="T180_7">estou</text:span><text:span text:style-name="T180_8"><text:s/></text:span><text:span text:style-name="T180_9">autenticado</text:span><text:span text:style-name="T180_10"><text:s/></text:span><text:span text:style-name="T180_11">no</text:span><text:span text:style-name="T180_12"><text:s/></text:span><text:span text:style-name="T180_13">sistema</text:span></text:p>
      <text:p text:style-name="P181"><text:span text:style-name="T181_1">Quando</text:span><text:span text:style-name="T181_2"><text:s/></text:span><text:span text:style-name="T181_3">não</text:span><text:span text:style-name="T181_4"><text:s/></text:span><text:span text:style-name="T181_5">informo</text:span><text:span text:style-name="T181_6"><text:s/></text:span><text:span text:style-name="T181_7">os</text:span><text:span text:style-name="T181_8"><text:s/></text:span><text:span text:style-name="T181_9">parâmetros</text:span><text:span text:style-name="T181_10"><text:s/></text:span><text:span text:style-name="T181_11">de</text:span><text:span text:style-name="T181_12"><text:s/></text:span><text:span text:style-name="T181_13">consulta</text:span></text:p>
      <text:p text:style-name="P182"><text:span text:style-name="T182_1">Então</text:span><text:span text:style-name="T182_2"><text:s/></text:span><text:span text:style-name="T182_3">não</text:span><text:span text:style-name="T182_4"><text:s/></text:span><text:span text:style-name="T182_5">será</text:span><text:span text:style-name="T182_6"><text:s/></text:span><text:span text:style-name="T182_7">efetuada</text:span><text:span text:style-name="T182_8"><text:s/></text:span><text:span text:style-name="T182_9">a</text:span><text:span text:style-name="T182_10"><text:s/></text:span><text:span text:style-name="T182_11">consulta</text:span></text:p>
      <text:p text:style-name="P183"><text:span text:style-name="T183_1"><text:tab/></text:span><text:span text:style-name="T183_2">E</text:span><text:span text:style-name="T183_3"><text:s/></text:span><text:span text:style-name="T183_4">mostra</text:span><text:span text:style-name="T183_5"><text:s/></text:span><text:span text:style-name="T183_6">mensagem</text:span><text:span text:style-name="T183_7"><text:s/>“</text:span><text:span text:style-name="T183_8">Campo</text:span><text:span text:style-name="T183_9"><text:s/></text:span><text:span text:style-name="T183_10">não</text:span><text:span text:style-name="T183_11"><text:s/></text:span><text:span text:style-name="T183_12">foi</text:span><text:span text:style-name="T183_13"><text:s/></text:span><text:span text:style-name="T183_14">preenchido</text:span><text:span text:style-name="T183_15">”.</text:span></text:p>
      <text:p text:style-name="P184"/>
      <text:p text:style-name="P185"><text:span text:style-name="T185_1">=================================================</text:span></text:p>
      <text:p text:style-name="P186"><text:span text:style-name="T186_1">Atualizar</text:span><text:span text:style-name="T186_2"><text:s/></text:span><text:span text:style-name="T186_3">GV</text:span></text:p>
      <text:p text:style-name="P187"/>
      <text:p text:style-name="P188"><text:span text:style-name="T188_1">Sendo</text:span><text:span text:style-name="T188_2"><text:s/></text:span><text:span text:style-name="T188_3">o</text:span><text:span text:style-name="T188_4"><text:s/></text:span><text:span text:style-name="T188_5">administrador</text:span><text:span text:style-name="T188_6"><text:s/></text:span><text:span text:style-name="T188_7">do</text:span><text:span text:style-name="T188_8"><text:s/></text:span><text:span text:style-name="T188_9">sistema</text:span><text:span text:style-name="T188_10"><text:s/></text:span><text:span text:style-name="T188_11">GV</text:span></text:p>
      <text:p text:style-name="P189"><text:span text:style-name="T189_1">Posso</text:span><text:span text:style-name="T189_2"><text:s/></text:span><text:span text:style-name="T189_3">atualizar</text:span><text:span text:style-name="T189_4"><text:s/></text:span><text:span text:style-name="T189_5">os</text:span><text:span text:style-name="T189_6"><text:s/></text:span><text:span text:style-name="T189_7">servidores</text:span><text:span text:style-name="T189_8"><text:s/></text:span><text:span text:style-name="T189_9">no</text:span><text:span text:style-name="T189_10"><text:s/></text:span><text:span text:style-name="T189_11">sistema</text:span><text:span text:style-name="T189_12">.</text:span></text:p>
      <text:p text:style-name="P190"><text:span text:style-name="T190_1">Para</text:span><text:span text:style-name="T190_2"><text:s/></text:span><text:span text:style-name="T190_3">alterar</text:span><text:span text:style-name="T190_4"><text:s/></text:span><text:span text:style-name="T190_5">dados</text:span><text:span text:style-name="T190_6"><text:s/></text:span><text:span text:style-name="T190_7">do</text:span><text:span text:style-name="T190_8"><text:s/></text:span><text:span text:style-name="T190_9">servidor</text:span><text:span text:style-name="T190_10"><text:s/></text:span><text:span text:style-name="T190_11">no</text:span><text:span text:style-name="T190_12"><text:s/></text:span><text:span text:style-name="T190_13">sistema</text:span><text:span text:style-name="T190_14"><text:s/></text:span><text:span text:style-name="T190_15">GV</text:span><text:span text:style-name="T190_16">.</text:span></text:p>
      <text:p text:style-name="P191"/>
      <text:p text:style-name="P192"><text:span text:style-name="T192_1">Cenário</text:span><text:span text:style-name="T192_2"><text:s/>1:</text:span><text:span text:style-name="T192_3"><text:s/></text:span><text:span text:style-name="T192_4">Atualizar</text:span><text:span text:style-name="T192_5"><text:s/></text:span><text:span text:style-name="T192_6">Servidor</text:span></text:p>
      <text:p text:style-name="P193"><text:span text:style-name="T193_1">Dado</text:span><text:span text:style-name="T193_2"><text:s/></text:span><text:span text:style-name="T193_3">que</text:span><text:span text:style-name="T193_4"><text:s/></text:span><text:span text:style-name="T193_5">é</text:span><text:span text:style-name="T193_6"><text:s/></text:span><text:span text:style-name="T193_7">um</text:span><text:span text:style-name="T193_8"><text:s/></text:span><text:span text:style-name="T193_9">servidor</text:span><text:span text:style-name="T193_10"><text:s/></text:span><text:span text:style-name="T193_11">cadastrado</text:span><text:span text:style-name="T193_12"><text:s/></text:span><text:span text:style-name="T193_13">no</text:span><text:span text:style-name="T193_14"><text:s/></text:span><text:span text:style-name="T193_15">sistema</text:span></text:p>
      <text:p text:style-name="P194"><text:span text:style-name="T194_1"><text:tab/></text:span><text:span text:style-name="T194_2">E</text:span><text:span text:style-name="T194_3"><text:s/></text:span><text:span text:style-name="T194_4">já</text:span><text:span text:style-name="T194_5"><text:s/></text:span><text:span text:style-name="T194_6">estou</text:span><text:span text:style-name="T194_7"><text:s/></text:span><text:span text:style-name="T194_8">autenticado</text:span></text:p>
      <text:p text:style-name="P195"><text:span text:style-name="T195_1">Quando</text:span><text:span text:style-name="T195_2"><text:s/></text:span><text:span text:style-name="T195_3">informo</text:span><text:span text:style-name="T195_4"><text:s/></text:span><text:span text:style-name="T195_5">os</text:span><text:span text:style-name="T195_6"><text:s/></text:span><text:span text:style-name="T195_7">parâmetros</text:span><text:span text:style-name="T195_8"><text:s/></text:span><text:span text:style-name="T195_9">de</text:span><text:span text:style-name="T195_10"><text:s/></text:span><text:span text:style-name="T195_11">alteração</text:span><text:span text:style-name="T195_12"><text:s/></text:span><text:span text:style-name="T195_13">do</text:span><text:span text:style-name="T195_14"><text:s/></text:span><text:span text:style-name="T195_15">servidor</text:span></text:p>
      <text:p text:style-name="P196"><text:span text:style-name="T196_1">Então</text:span><text:span text:style-name="T196_2"><text:s/></text:span><text:span text:style-name="T196_3">alteração</text:span><text:span text:style-name="T196_4"><text:s/></text:span><text:span text:style-name="T196_5">será</text:span><text:span text:style-name="T196_6"><text:s/></text:span><text:span text:style-name="T196_7">efetuada</text:span></text:p>
      <text:p text:style-name="P197"><text:span text:style-name="T197_1"><text:tab/></text:span><text:span text:style-name="T197_2">E</text:span><text:span text:style-name="T197_3"><text:s/></text:span><text:span text:style-name="T197_4">mostra</text:span><text:span text:style-name="T197_5"><text:s/></text:span><text:span text:style-name="T197_6">mensagem</text:span><text:span text:style-name="T197_7"><text:s/>“</text:span><text:span text:style-name="T197_8">Dados</text:span><text:span text:style-name="T197_9"><text:s/></text:span><text:span text:style-name="T197_10">alterados</text:span><text:span text:style-name="T197_11"><text:s/></text:span><text:span text:style-name="T197_12">com</text:span><text:span text:style-name="T197_13"><text:s/></text:span><text:span text:style-name="T197_14">sucesso</text:span><text:span text:style-name="T197_15">”</text:span></text:p>
      <text:p text:style-name="P198"/>
      <text:p text:style-name="P199"><text:span text:style-name="T199_1">Cenário</text:span><text:span text:style-name="T199_2"><text:s/>2:<text:s/></text:span><text:span text:style-name="T199_3">Dados</text:span><text:span text:style-name="T199_4"><text:s/></text:span><text:span text:style-name="T199_5">Obrigatórios</text:span><text:span text:style-name="T199_6"><text:s/></text:span><text:span text:style-name="T199_7">não</text:span><text:span text:style-name="T199_8"><text:s/></text:span><text:span text:style-name="T199_9">preenchidos</text:span></text:p>
      <text:p text:style-name="P200"><text:span text:style-name="T200_1">Dado</text:span><text:span text:style-name="T200_2"><text:s/></text:span><text:span text:style-name="T200_3">que</text:span><text:span text:style-name="T200_4"><text:s/></text:span><text:span text:style-name="T200_5">é</text:span><text:span text:style-name="T200_6"><text:s/></text:span><text:span text:style-name="T200_7">um</text:span><text:span text:style-name="T200_8"><text:s/></text:span><text:span text:style-name="T200_9">servidor</text:span><text:span text:style-name="T200_10"><text:s/></text:span><text:span text:style-name="T200_11">cadastrado</text:span><text:span text:style-name="T200_12"><text:s/></text:span><text:span text:style-name="T200_13">no</text:span><text:span text:style-name="T200_14"><text:s/></text:span><text:span text:style-name="T200_15">sistema</text:span></text:p>
      <text:p text:style-name="P201"><text:span text:style-name="T201_1"><text:tab/></text:span><text:span text:style-name="T201_2">E</text:span><text:span text:style-name="T201_3"><text:s/></text:span><text:span text:style-name="T201_4">já</text:span><text:span text:style-name="T201_5"><text:s/></text:span><text:span text:style-name="T201_6">estou</text:span><text:span text:style-name="T201_7"><text:s/></text:span><text:span text:style-name="T201_8">autenticado</text:span></text:p>
      <text:p text:style-name="P202"><text:span text:style-name="T202_1">Quando</text:span><text:span text:style-name="T202_2"><text:s/></text:span><text:span text:style-name="T202_3">informo</text:span><text:span text:style-name="T202_4"><text:s/></text:span><text:span text:style-name="T202_5">os</text:span><text:span text:style-name="T202_6"><text:s/></text:span><text:span text:style-name="T202_7">parâmetros</text:span><text:span text:style-name="T202_8"><text:s/></text:span><text:span text:style-name="T202_9">de</text:span><text:span text:style-name="T202_10"><text:s/></text:span><text:span text:style-name="T202_11">alteração</text:span><text:span text:style-name="T202_12"><text:s/></text:span><text:span text:style-name="T202_13">do</text:span><text:span text:style-name="T202_14"><text:s/></text:span><text:span text:style-name="T202_15">servidor</text:span><text:span text:style-name="T202_16"><text:s/></text:span><text:span text:style-name="T202_17">e</text:span><text:span text:style-name="T202_18"><text:s text:c="2"/></text:span><text:span text:style-name="T202_19">não</text:span><text:span text:style-name="T202_20"><text:s/></text:span><text:span text:style-name="T202_21">preencho</text:span><text:span text:style-name="T202_22"><text:s/></text:span><text:span text:style-name="T202_23">campos</text:span><text:span text:style-name="T202_24"><text:s/></text:span><text:span text:style-name="T202_25">obrigatórios</text:span></text:p>
      <text:p text:style-name="P203"><text:span text:style-name="T203_1">Então</text:span><text:span text:style-name="T203_2"><text:s/></text:span><text:span text:style-name="T203_3">alteração</text:span><text:span text:style-name="T203_4"><text:s/></text:span><text:span text:style-name="T203_5">não</text:span><text:span text:style-name="T203_6"><text:s/></text:span><text:span text:style-name="T203_7">será</text:span><text:span text:style-name="T203_8"><text:s/></text:span><text:span text:style-name="T203_9">efetuada</text:span></text:p>
      <text:p text:style-name="P204"><text:span text:style-name="T204_1"><text:tab/></text:span><text:span text:style-name="T204_2">E</text:span><text:span text:style-name="T204_3"><text:s/></text:span><text:span text:style-name="T204_4">mostra</text:span><text:span text:style-name="T204_5"><text:s/></text:span><text:span text:style-name="T204_6">mensagem</text:span><text:span text:style-name="T204_7"><text:s/>“</text:span><text:span text:style-name="T204_8">Campos</text:span><text:span text:style-name="T204_9"><text:s/></text:span><text:span text:style-name="T204_10">obrigatórios</text:span><text:span text:style-name="T204_11"><text:s/></text:span><text:span text:style-name="T204_12">não</text:span><text:span text:style-name="T204_13"><text:s/></text:span><text:span text:style-name="T204_14">preenchidos</text:span><text:span text:style-name="T204_15">,<text:s/></text:span><text:span text:style-name="T204_16">alteração</text:span><text:span text:style-name="T204_17"><text:s/></text:span><text:span text:style-name="T204_18">não</text:span><text:span text:style-name="T204_19"><text:s/></text:span><text:span text:style-name="T204_20">foi</text:span><text:span text:style-name="T204_21"><text:s/></text:span><text:span text:style-name="T204_22">realizada</text:span><text:span text:style-name="T204_23">”</text:span></text:p>
      <text:p text:style-name="P205"/>
      <text:p text:style-name="P206"><text:span text:style-name="T206_1">Cenário</text:span><text:span text:style-name="T206_2"><text:s/>3:</text:span><text:span text:style-name="T206_3"><text:s/></text:span><text:span text:style-name="T206_4">Dados</text:span><text:span text:style-name="T206_5"><text:s/></text:span><text:span text:style-name="T206_6">preenchidos</text:span><text:span text:style-name="T206_7"><text:s/></text:span><text:span text:style-name="T206_8">inválidos</text:span></text:p>
      <text:p text:style-name="P207"><text:span text:style-name="T207_1">Dado</text:span><text:span text:style-name="T207_2"><text:s/></text:span><text:span text:style-name="T207_3">que</text:span><text:span text:style-name="T207_4"><text:s/></text:span><text:span text:style-name="T207_5">é</text:span><text:span text:style-name="T207_6"><text:s/></text:span><text:span text:style-name="T207_7">um</text:span><text:span text:style-name="T207_8"><text:s/></text:span><text:span text:style-name="T207_9">servidor</text:span><text:span text:style-name="T207_10"><text:s/></text:span><text:span text:style-name="T207_11">cadastrado</text:span><text:span text:style-name="T207_12"><text:s/></text:span><text:span text:style-name="T207_13">no</text:span><text:span text:style-name="T207_14"><text:s/></text:span><text:span text:style-name="T207_15">sistema</text:span></text:p>
      <text:p text:style-name="P208"><text:span text:style-name="T208_1"><text:tab/></text:span><text:span text:style-name="T208_2">E</text:span><text:span text:style-name="T208_3"><text:s/></text:span><text:span text:style-name="T208_4">já</text:span><text:span text:style-name="T208_5"><text:s/></text:span><text:span text:style-name="T208_6">estou</text:span><text:span text:style-name="T208_7"><text:s/></text:span><text:span text:style-name="T208_8">autenticado</text:span></text:p>
      <text:p text:style-name="P209"><text:span text:style-name="T209_1">Quando</text:span><text:span text:style-name="T209_2"><text:s/></text:span><text:span text:style-name="T209_3">informo</text:span><text:span text:style-name="T209_4"><text:s/></text:span><text:span text:style-name="T209_5">os</text:span><text:span text:style-name="T209_6"><text:s/></text:span><text:span text:style-name="T209_7">parâmetros</text:span><text:span text:style-name="T209_8"><text:s/></text:span><text:span text:style-name="T209_9">de</text:span><text:span text:style-name="T209_10"><text:s/></text:span><text:span text:style-name="T209_11">alteração</text:span><text:span text:style-name="T209_12"><text:s/></text:span><text:span text:style-name="T209_13">do</text:span><text:span text:style-name="T209_14"><text:s/></text:span><text:span text:style-name="T209_15">servidor</text:span><text:span text:style-name="T209_16"><text:s/></text:span><text:span text:style-name="T209_17">e</text:span><text:span text:style-name="T209_18"><text:s/></text:span><text:span text:style-name="T209_19">preencho</text:span><text:span text:style-name="T209_20"><text:s/></text:span><text:span text:style-name="T209_21">campos</text:span><text:span text:style-name="T209_22"><text:s/></text:span><text:span text:style-name="T209_23">com</text:span><text:span text:style-name="T209_24"><text:s/></text:span><text:span text:style-name="T209_25">dados</text:span><text:span text:style-name="T209_26"><text:s/></text:span><text:span text:style-name="T209_27">inválidos</text:span></text:p>
      <text:p text:style-name="P210"><text:span text:style-name="T210_1">Então</text:span><text:span text:style-name="T210_2"><text:s/></text:span><text:span text:style-name="T210_3">alteração</text:span><text:span text:style-name="T210_4"><text:s/></text:span><text:span text:style-name="T210_5">não</text:span><text:span text:style-name="T210_6"><text:s/></text:span><text:span text:style-name="T210_7">será</text:span><text:span text:style-name="T210_8"><text:s/></text:span><text:span text:style-name="T210_9">efetuada</text:span></text:p>
      <text:p text:style-name="P211"><text:span text:style-name="T211_1"><text:tab/></text:span><text:span text:style-name="T211_2">E</text:span><text:span text:style-name="T211_3"><text:s/></text:span><text:span text:style-name="T211_4">mostra</text:span><text:span text:style-name="T211_5"><text:s/></text:span><text:span text:style-name="T211_6">mensagem</text:span><text:span text:style-name="T211_7"><text:s/>“</text:span><text:span text:style-name="T211_8">Campos</text:span><text:span text:style-name="T211_9"><text:s/></text:span><text:span text:style-name="T211_10">inválidos</text:span><text:span text:style-name="T211_11">,<text:s/></text:span><text:span text:style-name="T211_12">alteração</text:span><text:span text:style-name="T211_13"><text:s/></text:span><text:span text:style-name="T211_14">não</text:span><text:span text:style-name="T211_15"><text:s/></text:span><text:span text:style-name="T211_16">foi</text:span><text:span text:style-name="T211_17"><text:s/></text:span><text:span text:style-name="T211_18">realizada</text:span><text:span text:style-name="T211_19">”</text:span></text:p>
      <text:p text:style-name="P212"><text:span text:style-name="T212_1">=================================================</text:span></text:p>
      <text:p text:style-name="P213"/>
      <text:p text:style-name="P214"/>
      <text:p text:style-name="P215"/>
      <text:p text:style-name="P216"/>
      <text:p text:style-name="P217"><text:span text:style-name="T217_1">Sendo</text:span><text:span text:style-name="T217_2"><text:s/></text:span><text:span text:style-name="T217_3">o</text:span><text:span text:style-name="T217_4"><text:s/></text:span><text:span text:style-name="T217_5">administrador</text:span><text:span text:style-name="T217_6"><text:s/></text:span><text:span text:style-name="T217_7">do</text:span><text:span text:style-name="T217_8"><text:s/></text:span><text:span text:style-name="T217_9">sistema</text:span><text:span text:style-name="T217_10"><text:s/></text:span><text:span text:style-name="T217_11">GV</text:span></text:p>
      <text:p text:style-name="P218"><text:span text:style-name="T218_1">Posso</text:span><text:span text:style-name="T218_2"><text:s/></text:span><text:span text:style-name="T218_3">excluir</text:span><text:span text:style-name="T218_4"><text:s/></text:span><text:span text:style-name="T218_5">os</text:span><text:span text:style-name="T218_6"><text:s/></text:span><text:span text:style-name="T218_7">servidores</text:span><text:span text:style-name="T218_8"><text:s/></text:span><text:span text:style-name="T218_9">no</text:span><text:span text:style-name="T218_10"><text:s/></text:span><text:span text:style-name="T218_11">sistema</text:span><text:span text:style-name="T218_12">.</text:span></text:p>
      <text:p text:style-name="P219"><text:span text:style-name="T219_1">Para</text:span><text:span text:style-name="T219_2"><text:s/></text:span><text:span text:style-name="T219_3">desativar</text:span><text:span text:style-name="T219_4"><text:s/></text:span><text:span text:style-name="T219_5">o</text:span><text:span text:style-name="T219_6"><text:s/></text:span><text:span text:style-name="T219_7">acesso</text:span><text:span text:style-name="T219_8"><text:s/></text:span><text:span text:style-name="T219_9">do</text:span><text:span text:style-name="T219_10"><text:s/></text:span><text:span text:style-name="T219_11">servidor</text:span><text:span text:style-name="T219_12"><text:s/></text:span><text:span text:style-name="T219_13">no</text:span><text:span text:style-name="T219_14"><text:s/></text:span><text:span text:style-name="T219_15">sistema</text:span><text:span text:style-name="T219_16"><text:s/></text:span><text:span text:style-name="T219_17">GV</text:span><text:span text:style-name="T219_18">.</text:span></text:p>
      <text:p text:style-name="P220"/>
      <text:p text:style-name="P221"><text:span text:style-name="T221_1">Cenário</text:span><text:span text:style-name="T221_2"><text:s/>1:</text:span><text:span text:style-name="T221_3"><text:s/></text:span><text:span text:style-name="T221_4">Excluir</text:span><text:span text:style-name="T221_5"><text:s/></text:span><text:span text:style-name="T221_6">Servidor</text:span><text:span text:style-name="T221_7"><text:s/></text:span><text:span text:style-name="T221_8">sem</text:span><text:span text:style-name="T221_9"><text:s/></text:span><text:span text:style-name="T221_10">documentos</text:span></text:p>
      <text:p text:style-name="P222"><text:span text:style-name="T222_1">Dado</text:span><text:span text:style-name="T222_2"><text:s/></text:span><text:span text:style-name="T222_3">que</text:span><text:span text:style-name="T222_4"><text:s/></text:span><text:span text:style-name="T222_5">é</text:span><text:span text:style-name="T222_6"><text:s/></text:span><text:span text:style-name="T222_7">um</text:span><text:span text:style-name="T222_8"><text:s/></text:span><text:span text:style-name="T222_9">servidor</text:span><text:span text:style-name="T222_10"><text:s/></text:span><text:span text:style-name="T222_11">cadastrado</text:span><text:span text:style-name="T222_12"><text:s/></text:span><text:span text:style-name="T222_13">no</text:span><text:span text:style-name="T222_14"><text:s/></text:span><text:span text:style-name="T222_15">sistema</text:span></text:p>
      <text:p text:style-name="P223"><text:span text:style-name="T223_1"><text:tab/></text:span><text:span text:style-name="T223_2">E</text:span><text:span text:style-name="T223_3"><text:s/></text:span><text:span text:style-name="T223_4">já</text:span><text:span text:style-name="T223_5"><text:s/></text:span><text:span text:style-name="T223_6">estou</text:span><text:span text:style-name="T223_7"><text:s/></text:span><text:span text:style-name="T223_8">autenticado</text:span></text:p>
      <text:p text:style-name="P224"><text:span text:style-name="T224_1">Então</text:span><text:span text:style-name="T224_2"><text:s/></text:span><text:span text:style-name="T224_3">exclusão</text:span><text:span text:style-name="T224_4"><text:s/></text:span><text:span text:style-name="T224_5">efetuada</text:span><text:span text:style-name="T224_6"><text:s/></text:span><text:span text:style-name="T224_7">com</text:span><text:span text:style-name="T224_8"><text:s/></text:span><text:span text:style-name="T224_9">sucesso</text:span></text:p>
      <text:p text:style-name="P225"><text:span text:style-name="T225_1"><text:tab/></text:span><text:span text:style-name="T225_2">E</text:span><text:span text:style-name="T225_3"><text:s/></text:span><text:span text:style-name="T225_4">mostra</text:span><text:span text:style-name="T225_5"><text:s/></text:span><text:span text:style-name="T225_6">mensagem</text:span><text:span text:style-name="T225_7"><text:s/>“</text:span><text:span text:style-name="T225_8">Servidor</text:span><text:span text:style-name="T225_9"><text:s/></text:span><text:span text:style-name="T225_10">excluído</text:span><text:span text:style-name="T225_11"><text:s/></text:span><text:span text:style-name="T225_12">com</text:span><text:span text:style-name="T225_13"><text:s/></text:span><text:span text:style-name="T225_14">sucesso</text:span><text:span text:style-name="T225_15">”</text:span></text:p>
      <text:p text:style-name="P226"/>
      <text:p text:style-name="P227"><text:span text:style-name="T227_1">Cenário</text:span><text:span text:style-name="T227_2"><text:s/>1:</text:span><text:span text:style-name="T227_3"><text:s/></text:span><text:span text:style-name="T227_4">Excluir</text:span><text:span text:style-name="T227_5"><text:s/></text:span><text:span text:style-name="T227_6">Servidor</text:span><text:span text:style-name="T227_7"><text:s/></text:span><text:span text:style-name="T227_8">com</text:span><text:span text:style-name="T227_9"><text:s/></text:span><text:span text:style-name="T227_10">documentos</text:span></text:p>
      <text:p text:style-name="P228"><text:span text:style-name="T228_1">Dado</text:span><text:span text:style-name="T228_2"><text:s/></text:span><text:span text:style-name="T228_3">que</text:span><text:span text:style-name="T228_4"><text:s/></text:span><text:span text:style-name="T228_5">é</text:span><text:span text:style-name="T228_6"><text:s/></text:span><text:span text:style-name="T228_7">um</text:span><text:span text:style-name="T228_8"><text:s/></text:span><text:span text:style-name="T228_9">servidor</text:span><text:span text:style-name="T228_10"><text:s/></text:span><text:span text:style-name="T228_11">cadastrado</text:span><text:span text:style-name="T228_12"><text:s/></text:span><text:span text:style-name="T228_13">no</text:span><text:span text:style-name="T228_14"><text:s/></text:span><text:span text:style-name="T228_15">sistema</text:span><text:span text:style-name="T228_16"><text:s/></text:span><text:span text:style-name="T228_17">com</text:span><text:span text:style-name="T228_18"><text:s/></text:span><text:span text:style-name="T228_19">documentos</text:span></text:p>
      <text:p text:style-name="P229"><text:span text:style-name="T229_1"><text:s text:c="4"/><text:tab/></text:span><text:span text:style-name="T229_2">E</text:span><text:span text:style-name="T229_3"><text:s/></text:span><text:span text:style-name="T229_4">já</text:span><text:span text:style-name="T229_5"><text:s/></text:span><text:span text:style-name="T229_6">estou</text:span><text:span text:style-name="T229_7"><text:s/></text:span><text:span text:style-name="T229_8">autenticado</text:span></text:p>
      <text:p text:style-name="P230"><text:span text:style-name="T230_1">Quando</text:span><text:span text:style-name="T230_2"><text:s/></text:span><text:span text:style-name="T230_3">desejo</text:span><text:span text:style-name="T230_4"><text:s/></text:span><text:span text:style-name="T230_5">excluir</text:span><text:span text:style-name="T230_6"><text:s/></text:span><text:span text:style-name="T230_7">um</text:span><text:span text:style-name="T230_8"><text:s/></text:span><text:span text:style-name="T230_9">servidor</text:span></text:p>
      <text:p text:style-name="P231"><text:span text:style-name="T231_1">Então</text:span><text:span text:style-name="T231_2"><text:s/></text:span><text:span text:style-name="T231_3">exclusão</text:span><text:span text:style-name="T231_4"><text:s/></text:span><text:span text:style-name="T231_5">não</text:span><text:span text:style-name="T231_6"><text:s/></text:span><text:span text:style-name="T231_7">será</text:span><text:span text:style-name="T231_8"><text:s/></text:span><text:span text:style-name="T231_9">efetuada</text:span><text:span text:style-name="T231_10"><text:s/></text:span><text:span text:style-name="T231_11">no</text:span><text:span text:style-name="T231_12"><text:s/></text:span><text:span text:style-name="T231_13">banco</text:span><text:span text:style-name="T231_14"><text:s/></text:span><text:span text:style-name="T231_15">de</text:span><text:span text:style-name="T231_16"><text:s/></text:span><text:span text:style-name="T231_17">dados</text:span><text:span text:style-name="T231_18">,<text:s/></text:span><text:span text:style-name="T231_19">servidor</text:span><text:span text:style-name="T231_20"><text:s/></text:span><text:span text:style-name="T231_21">ficará</text:span><text:span text:style-name="T231_22"><text:s/>“</text:span><text:span text:style-name="T231_23">inativo</text:span><text:span text:style-name="T231_24">”</text:span></text:p>
      <text:p text:style-name="P232"><text:span text:style-name="T232_1"><text:s text:c="4"/><text:tab/></text:span><text:span text:style-name="T232_2">E</text:span><text:span text:style-name="T232_3"><text:s/></text:span><text:span text:style-name="T232_4">mostra</text:span><text:span text:style-name="T232_5"><text:s/></text:span><text:span text:style-name="T232_6">mensagem</text:span><text:span text:style-name="T232_7"><text:s/>“</text:span><text:span text:style-name="T232_8">Servidor</text:span><text:span text:style-name="T232_9"><text:s/></text:span><text:span text:style-name="T232_10">excluído</text:span><text:span text:style-name="T232_11"><text:s/></text:span><text:span text:style-name="T232_12">com</text:span><text:span text:style-name="T232_13"><text:s/></text:span><text:span text:style-name="T232_14">sucesso</text:span><text:span text:style-name="T232_15">”</text:span></text:p>
      <text:p text:style-name="P233"/>
      <text:p text:style-name="P2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